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8" style:family="paragraph" style:parent-style-name="Text_20_body">
      <style:text-properties style:font-name="Open Baskerville 0.0.75" officeooo:paragraph-rsid="0009102f"/>
    </style:style>
    <style:style style:name="P9" style:family="paragraph" style:parent-style-name="Text_20_body">
      <style:text-properties style:font-name="Open Baskerville 0.0.75" officeooo:paragraph-rsid="000dacab"/>
    </style:style>
    <style:style style:name="P10" style:family="paragraph" style:parent-style-name="Title">
      <style:text-properties officeooo:paragraph-rsid="0007d02b"/>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Table_20_Contents">
      <style:text-properties fo:color="#000000" style:font-name="Open Baskerville 0.0.75" fo:font-size="12pt"/>
    </style:style>
    <style:style style:name="P14" style:family="paragraph" style:parent-style-name="Table_20_Contents">
      <style:paragraph-properties fo:text-align="start" style:justify-single-word="false"/>
      <style:text-properties fo:color="#000000" style:font-name="Open Baskerville 0.0.75" fo:font-size="12pt"/>
    </style:style>
    <style:style style:name="P15" style:family="paragraph" style:parent-style-name="Table_20_Contents">
      <style:paragraph-properties fo:text-align="end" style:justify-single-word="false"/>
      <style:text-properties fo:color="#000000" style:font-name="Open Baskerville 0.0.75" fo:font-size="12pt"/>
    </style:style>
    <style:style style:name="P16"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7"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18" style:family="paragraph" style:parent-style-name="Table_20_Contents">
      <style:paragraph-properties fo:text-align="end" style:justify-single-word="false"/>
      <style:text-properties style:font-name="Open Baskerville 0.0.75"/>
    </style:style>
    <style:style style:name="P19" style:family="paragraph" style:parent-style-name="Table_20_Contents">
      <style:paragraph-properties fo:text-align="start" style:justify-single-word="false"/>
      <style:text-properties style:font-name="Open Baskerville 0.0.75"/>
    </style:style>
    <style:style style:name="P20"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21"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22"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23" style:family="paragraph" style:parent-style-name="Text_20_body">
      <style:text-properties style:font-name="Open Baskerville 0.0.75" officeooo:rsid="0029f693" officeooo:paragraph-rsid="0029f693"/>
    </style:style>
    <style:style style:name="P24"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25" style:family="paragraph" style:parent-style-name="Text_20_body">
      <style:text-properties officeooo:paragraph-rsid="002d7421"/>
    </style:style>
    <style:style style:name="P26" style:family="paragraph" style:parent-style-name="Heading_20_1">
      <style:text-properties style:font-name="Open Baskerville 0.0.75" officeooo:rsid="000dacab" officeooo:paragraph-rsid="000dacab"/>
    </style:style>
    <style:style style:name="P27" style:family="paragraph" style:parent-style-name="Heading_20_1">
      <style:text-properties style:font-name="Open Baskerville 0.0.75" officeooo:rsid="002d7421" officeooo:paragraph-rsid="002d7421"/>
    </style:style>
    <style:style style:name="P28" style:family="paragraph" style:parent-style-name="Heading_20_1">
      <style:paragraph-properties fo:break-before="page"/>
      <style:text-properties style:font-name="Open Baskerville 0.0.75" officeooo:rsid="0009102f" officeooo:paragraph-rsid="0009102f"/>
    </style:style>
    <style:style style:name="P29" style:family="paragraph" style:parent-style-name="Heading_20_1">
      <style:paragraph-properties fo:break-before="page"/>
      <style:text-properties style:font-name="Open Baskerville 0.0.75" officeooo:rsid="000dacab" officeooo:paragraph-rsid="000dacab"/>
    </style:style>
    <style:style style:name="P30" style:family="paragraph" style:parent-style-name="Heading_20_1">
      <style:paragraph-properties fo:break-before="page"/>
      <style:text-properties style:font-name="Open Baskerville 0.0.75" officeooo:paragraph-rsid="000dacab"/>
    </style:style>
    <style:style style:name="P31" style:family="paragraph" style:parent-style-name="Heading_20_1">
      <style:paragraph-properties fo:break-before="page"/>
      <style:text-properties officeooo:paragraph-rsid="002351f3"/>
    </style:style>
    <style:style style:name="P32" style:family="paragraph" style:parent-style-name="Heading_20_1">
      <style:paragraph-properties fo:break-before="page"/>
      <style:text-properties style:font-name="Open Baskerville 0.0.75"/>
    </style:style>
    <style:style style:name="P33" style:family="paragraph" style:parent-style-name="Table_20_Contents">
      <style:paragraph-properties fo:text-align="end" style:justify-single-word="false"/>
      <style:text-properties officeooo:rsid="0019cc20" officeooo:paragraph-rsid="0018fc41"/>
    </style:style>
    <style:style style:name="P34" style:family="paragraph" style:parent-style-name="Table_20_Contents">
      <style:paragraph-properties fo:text-align="end" style:justify-single-word="false"/>
      <style:text-properties officeooo:rsid="001b4cbd" officeooo:paragraph-rsid="0018fc41"/>
    </style:style>
    <style:style style:name="P35" style:family="paragraph" style:parent-style-name="Table_20_Contents">
      <style:paragraph-properties fo:text-align="end" style:justify-single-word="false"/>
      <style:text-properties officeooo:rsid="001c223c" officeooo:paragraph-rsid="0018fc41"/>
    </style:style>
    <style:style style:name="P36" style:family="paragraph" style:parent-style-name="Table_20_Contents">
      <style:paragraph-properties fo:text-align="start" style:justify-single-word="false"/>
      <style:text-properties fo:color="#000000" style:font-name="Open Baskerville 0.0.75" fo:font-size="12pt"/>
    </style:style>
    <style:style style:name="P37" style:family="paragraph" style:parent-style-name="Table_20_Contents">
      <style:paragraph-properties fo:text-align="end" style:justify-single-word="false"/>
      <style:text-properties fo:color="#000000" style:font-name="Open Baskerville 0.0.75" fo:font-size="12pt"/>
    </style:style>
    <style:style style:name="P38"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39"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40"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41"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42"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43"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44"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45" style:family="paragraph" style:parent-style-name="Table_20_Contents">
      <style:paragraph-properties fo:text-align="end" style:justify-single-word="false"/>
      <style:text-properties officeooo:rsid="0018fc41" officeooo:paragraph-rsid="0018fc41"/>
    </style:style>
    <style:style style:name="P46" style:family="paragraph" style:parent-style-name="Table_20_Contents">
      <style:paragraph-properties fo:text-align="end" style:justify-single-word="false"/>
      <style:text-properties style:font-name="Open Baskerville 0.0.75"/>
    </style:style>
    <style:style style:name="P47" style:family="paragraph" style:parent-style-name="Table_20_Contents">
      <style:paragraph-properties fo:text-align="start" style:justify-single-word="false"/>
      <style:text-properties style:font-name="Open Baskerville 0.0.75"/>
    </style:style>
    <style:style style:name="P48" style:family="paragraph" style:parent-style-name="Table_20_Contents">
      <style:text-properties officeooo:rsid="002d7421" officeooo:paragraph-rsid="002d7421"/>
    </style:style>
    <style:style style:name="P49" style:family="paragraph" style:parent-style-name="Table_20_Contents">
      <style:text-properties officeooo:rsid="002eb91a" officeooo:paragraph-rsid="002eb91a"/>
    </style:style>
    <style:style style:name="P50" style:family="paragraph" style:parent-style-name="Table_20_Contents">
      <style:text-properties officeooo:rsid="002ed585" officeooo:paragraph-rsid="002ed585"/>
    </style:style>
    <style:style style:name="P51" style:family="paragraph" style:parent-style-name="Table_20_Contents">
      <style:paragraph-properties fo:text-align="start" style:justify-single-word="false"/>
      <style:text-properties fo:font-size="12pt"/>
    </style:style>
    <style:style style:name="P52" style:family="paragraph" style:parent-style-name="Table_20_Contents">
      <style:paragraph-properties fo:text-align="start" style:justify-single-word="false"/>
      <style:text-properties fo:font-size="12pt" officeooo:rsid="003000f0" officeooo:paragraph-rsid="003000f0"/>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T8" style:family="text">
      <style:text-properties style:font-name="Open Baskerville 0.0.75" officeooo:rsid="000dacab"/>
    </style:style>
    <style:style style:name="T9" style:family="text">
      <style:text-properties officeooo:rsid="000dacab"/>
    </style:style>
    <style:style style:name="T10" style:family="text">
      <style:text-properties officeooo:rsid="00286903"/>
    </style:style>
    <style:style style:name="T11" style:family="text">
      <style:text-properties style:font-name="Open Baskerville 0.0.75" officeooo:rsid="002d7421"/>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4"/>
      <text:p text:style-name="P10"><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22">Author:</text:p>
      <text:p text:style-name="P5">Rolf Verschuuren</text:p>
      <text:p text:style-name="P22">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6424_762430891" text:style-name="Index_20_Link" text:visited-style-name="Index_20_Link">Validation<text:tab/>3</text:a></text:p>
          <text:p text:style-name="P12"><text:a xlink:type="simple" xlink:href="#__RefHeading__6426_762430891" text:style-name="Index_20_Link" text:visited-style-name="Index_20_Link">Dat Phung<text:tab/>4</text:a></text:p>
          <text:p text:style-name="P12"><text:a xlink:type="simple" xlink:href="#__RefHeading__6428_762430891" text:style-name="Index_20_Link" text:visited-style-name="Index_20_Link">Maarten Keet<text:tab/>6</text:a></text:p>
          <text:p text:style-name="P12"><text:a xlink:type="simple" xlink:href="#__RefHeading__6430_762430891" text:style-name="Index_20_Link" text:visited-style-name="Index_20_Link">Rolf Verschuuren<text:tab/>8</text:a></text:p>
          <text:p text:style-name="P12"><text:a xlink:type="simple" xlink:href="#__RefHeading__6432_762430891" text:style-name="Index_20_Link" text:visited-style-name="Index_20_Link">Stefan van den Berg<text:tab/>10</text:a></text:p>
          <text:p text:style-name="P12"><text:a xlink:type="simple" xlink:href="#__RefHeading__6434_762430891" text:style-name="Index_20_Link" text:visited-style-name="Index_20_Link">Tudor P<text:tab/>11</text:a></text:p>
          <text:p text:style-name="P12"><text:a xlink:type="simple" xlink:href="#__RefHeading__6436_762430891" text:style-name="Index_20_Link" text:visited-style-name="Index_20_Link">Wigger Boelens<text:tab/>12</text:a></text:p>
        </text:index-body>
      </text:table-of-content>
      <text:p text:style-name="P7"/>
      <text:h text:style-name="P32" text:outline-level="1"><text:bookmark-start text:name="__RefHeading__6424_762430891"/>Validation<text:bookmark-end text:name="__RefHeading__6424_762430891"/></text:h>
      <text:p text:style-name="P24">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24"/>
      <text:h text:style-name="P27" text:outline-level="1">Total time spent</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51">Project</text:p>
          </table:table-cell>
          <table:table-cell table:style-name="Table6.A1" office:value-type="string">
            <text:p text:style-name="P51">Rolf</text:p>
          </table:table-cell>
          <table:table-cell table:style-name="Table6.A1" office:value-type="string">
            <text:p text:style-name="P51">Wigger</text:p>
          </table:table-cell>
          <table:table-cell table:style-name="Table6.A1" office:value-type="string">
            <text:p text:style-name="P51">Stefan</text:p>
          </table:table-cell>
          <table:table-cell table:style-name="Table6.A1" office:value-type="string">
            <text:p text:style-name="P51">Tudor</text:p>
          </table:table-cell>
          <table:table-cell table:style-name="Table6.A1" office:value-type="string">
            <text:p text:style-name="P51">Maarten</text:p>
          </table:table-cell>
          <table:table-cell table:style-name="Table6.A1" office:value-type="string">
            <text:p text:style-name="P51">Dat</text:p>
          </table:table-cell>
          <table:table-cell table:style-name="Table6.H1" office:value-type="string">
            <text:p text:style-name="P51">Total</text:p>
          </table:table-cell>
        </table:table-row>
        <table:table-row table:style-name="Table6.1">
          <table:table-cell table:style-name="Table6.A2" office:value-type="string">
            <text:p text:style-name="P51">5.2c</text:p>
          </table:table-cell>
          <table:table-cell table:style-name="Table6.B2" office:value-type="float" office:value="4">
            <text:p text:style-name="P51">4</text:p>
          </table:table-cell>
          <table:table-cell table:style-name="Table6.A2" office:value-type="string">
            <text:p text:style-name="P51">?</text:p>
          </table:table-cell>
          <table:table-cell table:style-name="Table6.B2" office:value-type="float" office:value="19">
            <text:p text:style-name="P51">19</text:p>
          </table:table-cell>
          <table:table-cell table:style-name="Table6.B2" office:value-type="float" office:value="0">
            <text:p text:style-name="P51">0</text:p>
          </table:table-cell>
          <table:table-cell table:style-name="Table6.B2" office:value-type="float" office:value="0">
            <text:p text:style-name="P51">0</text:p>
          </table:table-cell>
          <table:table-cell table:style-name="Table6.B2" office:value-type="float" office:value="0">
            <text:p text:style-name="P51">0</text:p>
          </table:table-cell>
          <table:table-cell table:style-name="Table6.H2" office:value-type="float" office:value="23">
            <text:p text:style-name="P51">23</text:p>
          </table:table-cell>
        </table:table-row>
        <table:table-row table:style-name="Table6.1">
          <table:table-cell table:style-name="Table6.A2" office:value-type="string">
            <text:p text:style-name="P51">Work Plan</text:p>
          </table:table-cell>
          <table:table-cell table:style-name="Table6.B2" office:value-type="float" office:value="16">
            <text:p text:style-name="P51">16</text:p>
          </table:table-cell>
          <table:table-cell table:style-name="Table6.A2" office:value-type="string">
            <text:p text:style-name="P51">?</text:p>
          </table:table-cell>
          <table:table-cell table:style-name="Table6.B2" office:value-type="float" office:value="2">
            <text:p text:style-name="P51">2</text:p>
          </table:table-cell>
          <table:table-cell table:style-name="Table6.B2" office:value-type="float" office:value="8">
            <text:p text:style-name="P51">8</text:p>
          </table:table-cell>
          <table:table-cell table:style-name="Table6.B2" office:value-type="float" office:value="16">
            <text:p text:style-name="P51">16</text:p>
          </table:table-cell>
          <table:table-cell table:style-name="Table6.B2" office:value-type="float" office:value="18">
            <text:p text:style-name="P51">18</text:p>
          </table:table-cell>
          <table:table-cell table:style-name="Table6.H2" office:value-type="float" office:value="60">
            <text:p text:style-name="P51">60</text:p>
          </table:table-cell>
        </table:table-row>
        <table:table-row table:style-name="Table6.1">
          <table:table-cell table:style-name="Table6.A2" office:value-type="string">
            <text:p text:style-name="P51">Machine Design</text:p>
          </table:table-cell>
          <table:table-cell table:style-name="Table6.B2" office:value-type="float" office:value="20">
            <text:p text:style-name="P51">20</text:p>
          </table:table-cell>
          <table:table-cell table:style-name="Table6.A2" office:value-type="string">
            <text:p text:style-name="P51">?</text:p>
          </table:table-cell>
          <table:table-cell table:style-name="Table6.B2" office:value-type="float" office:value="24">
            <text:p text:style-name="P51">24</text:p>
          </table:table-cell>
          <table:table-cell table:style-name="Table6.B2" office:value-type="float" office:value="6">
            <text:p text:style-name="P51">6</text:p>
          </table:table-cell>
          <table:table-cell table:style-name="Table6.B2" office:value-type="float" office:value="5">
            <text:p text:style-name="P51">5</text:p>
          </table:table-cell>
          <table:table-cell table:style-name="Table6.B2" office:value-type="float" office:value="4">
            <text:p text:style-name="P51">4</text:p>
          </table:table-cell>
          <table:table-cell table:style-name="Table6.H2" office:value-type="float" office:value="59">
            <text:p text:style-name="P51">59</text:p>
          </table:table-cell>
        </table:table-row>
        <table:table-row table:style-name="Table6.1">
          <table:table-cell table:style-name="Table6.A2" office:value-type="string">
            <text:p text:style-name="P51">Presentation</text:p>
          </table:table-cell>
          <table:table-cell table:style-name="Table6.B2" office:value-type="float" office:value="0">
            <text:p text:style-name="P51">0</text:p>
          </table:table-cell>
          <table:table-cell table:style-name="Table6.A2" office:value-type="string">
            <text:p text:style-name="P51">?</text:p>
          </table:table-cell>
          <table:table-cell table:style-name="Table6.B2" office:value-type="float" office:value="0">
            <text:p text:style-name="P51">0</text:p>
          </table:table-cell>
          <table:table-cell table:style-name="Table6.A2" office:value-type="string">
            <text:p text:style-name="P51">?</text:p>
          </table:table-cell>
          <table:table-cell table:style-name="Table6.B2" office:value-type="float" office:value="9">
            <text:p text:style-name="P51">9</text:p>
          </table:table-cell>
          <table:table-cell table:style-name="Table6.B2" office:value-type="float" office:value="6">
            <text:p text:style-name="P51">6</text:p>
          </table:table-cell>
          <table:table-cell table:style-name="Table6.H2" office:value-type="float" office:value="15">
            <text:p text:style-name="P51">15</text:p>
          </table:table-cell>
        </table:table-row>
        <table:table-row table:style-name="Table6.1">
          <table:table-cell table:style-name="Table6.A2" office:value-type="string">
            <text:p text:style-name="P51">Software Specification</text:p>
          </table:table-cell>
          <table:table-cell table:style-name="Table6.B2" office:value-type="float" office:value="20">
            <text:p text:style-name="P51">20</text:p>
          </table:table-cell>
          <table:table-cell table:style-name="Table6.A2" office:value-type="string">
            <text:p text:style-name="P51">?</text:p>
          </table:table-cell>
          <table:table-cell table:style-name="Table6.B2" office:value-type="float" office:value="20">
            <text:p text:style-name="P51">20</text:p>
          </table:table-cell>
          <table:table-cell table:style-name="Table6.B2" office:value-type="float" office:value="9">
            <text:p text:style-name="P51">9</text:p>
          </table:table-cell>
          <table:table-cell table:style-name="Table6.B2" office:value-type="float" office:value="9">
            <text:p text:style-name="P51">9</text:p>
          </table:table-cell>
          <table:table-cell table:style-name="Table6.B2" office:value-type="float" office:value="18">
            <text:p text:style-name="P51">18</text:p>
          </table:table-cell>
          <table:table-cell table:style-name="Table6.H2" office:value-type="float" office:value="76">
            <text:p text:style-name="P51">76</text:p>
          </table:table-cell>
        </table:table-row>
        <table:table-row table:style-name="Table6.1">
          <table:table-cell table:style-name="Table6.A2" office:value-type="string">
            <text:p text:style-name="P51">Software Design</text:p>
          </table:table-cell>
          <table:table-cell table:style-name="Table6.B2" office:value-type="float" office:value="6">
            <text:p text:style-name="P51">6</text:p>
          </table:table-cell>
          <table:table-cell table:style-name="Table6.A2" office:value-type="string">
            <text:p text:style-name="P51">?</text:p>
          </table:table-cell>
          <table:table-cell table:style-name="Table6.A2" office:value-type="string">
            <text:p text:style-name="P51">?</text:p>
          </table:table-cell>
          <table:table-cell table:style-name="Table6.B2" office:value-type="float" office:value="4">
            <text:p text:style-name="P51">4</text:p>
          </table:table-cell>
          <table:table-cell table:style-name="Table6.B2" office:value-type="float" office:value="3">
            <text:p text:style-name="P51">3</text:p>
          </table:table-cell>
          <table:table-cell table:style-name="Table6.B2" office:value-type="float" office:value="7">
            <text:p text:style-name="P52">7</text:p>
          </table:table-cell>
          <table:table-cell table:style-name="Table6.H2" office:value-type="float" office:value="20">
            <text:p text:style-name="P51">20</text:p>
          </table:table-cell>
        </table:table-row>
        <table:table-row table:style-name="Table6.1">
          <table:table-cell table:style-name="Table6.A2" office:value-type="string">
            <text:p text:style-name="P51">Total</text:p>
          </table:table-cell>
          <table:table-cell table:style-name="Table6.B2" office:value-type="float" office:value="66">
            <text:p text:style-name="P51">66</text:p>
          </table:table-cell>
          <table:table-cell table:style-name="Table6.A2" office:value-type="string">
            <text:p text:style-name="P51">?</text:p>
          </table:table-cell>
          <table:table-cell table:style-name="Table6.B2" office:value-type="float" office:value="65">
            <text:p text:style-name="P51">65</text:p>
          </table:table-cell>
          <table:table-cell table:style-name="Table6.B2" office:value-type="float" office:value="27">
            <text:p text:style-name="P51">27</text:p>
          </table:table-cell>
          <table:table-cell table:style-name="Table6.B2" office:value-type="float" office:value="42">
            <text:p text:style-name="P51">42</text:p>
          </table:table-cell>
          <table:table-cell table:style-name="Table6.B2" office:value-type="float" office:value="53">
            <text:p text:style-name="P51">53</text:p>
          </table:table-cell>
          <table:table-cell table:style-name="Table6.H8" office:value-type="string">
            <text:p text:style-name="P52">253</text:p>
          </table:table-cell>
        </table:table-row>
      </table:table>
      <text:p text:style-name="P25"><text:span text:style-name="T11"/></text:p>
      <text:h text:style-name="P28"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Date</text:p>
          </table:table-cell>
          <table:table-cell table:style-name="Table1.A1" office:value-type="string">
            <text:p text:style-name="P14">Time Start</text:p>
          </table:table-cell>
          <table:table-cell table:style-name="Table1.A1" office:value-type="string">
            <text:p text:style-name="P14">Time Stop</text:p>
          </table:table-cell>
          <table:table-cell table:style-name="Table1.A1" office:value-type="string">
            <text:p text:style-name="P14">Action</text:p>
          </table:table-cell>
          <table:table-cell table:style-name="Table1.A1" office:value-type="string">
            <text:p text:style-name="P14">Time</text:p>
          </table:table-cell>
        </table:table-row>
        <table:table-row>
          <table:table-cell table:style-name="Table1.A2" office:value-type="date" office:date-value="2015-02-05">
            <text:p text:style-name="P15">5-Feb</text:p>
          </table:table-cell>
          <table:table-cell table:style-name="Table1.B2" office:value-type="time" office:time-value="PT11H00M00S">
            <text:p text:style-name="P15">11:00</text:p>
          </table:table-cell>
          <table:table-cell table:style-name="Table1.B2" office:value-type="time" office:time-value="PT16H00M00S">
            <text:p text:style-name="P15">16:00</text:p>
          </table:table-cell>
          <table:table-cell table:style-name="Table1.A1" office:value-type="string">
            <text:p text:style-name="P14">Individual Assignment</text:p>
          </table:table-cell>
          <table:table-cell table:style-name="Table1.B2" office:value-type="time" office:time-value="PT05H00M00S">
            <text:p text:style-name="P15">5:00</text:p>
          </table:table-cell>
        </table:table-row>
        <table:table-row>
          <table:table-cell table:style-name="Table1.A2" office:value-type="date" office:date-value="2015-02-06">
            <text:p text:style-name="P15">6-Feb</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2-06">
            <text:p text:style-name="P15">6-Feb</text:p>
          </table:table-cell>
          <table:table-cell table:style-name="Table1.B2" office:value-type="time" office:time-value="PT11H00M00S">
            <text:p text:style-name="P15">11:00</text:p>
          </table:table-cell>
          <table:table-cell table:style-name="Table1.B2" office:value-type="time" office:time-value="PT15H15M00S">
            <text:p text:style-name="P15">15:15</text:p>
          </table:table-cell>
          <table:table-cell table:style-name="Table1.A1" office:value-type="string">
            <text:p text:style-name="P14">Work Plan</text:p>
          </table:table-cell>
          <table:table-cell table:style-name="Table1.B2" office:value-type="time" office:time-value="PT04H15M00S">
            <text:p text:style-name="P15">4:15</text:p>
          </table:table-cell>
        </table:table-row>
        <table:table-row>
          <table:table-cell table:style-name="Table1.A2" office:value-type="date" office:date-value="2015-02-10">
            <text:p text:style-name="P15">10-Feb</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10">
            <text:p text:style-name="P15">10-Feb</text:p>
          </table:table-cell>
          <table:table-cell table:style-name="Table1.B2" office:value-type="time" office:time-value="PT13H10M00S">
            <text:p text:style-name="P15">13:10</text:p>
          </table:table-cell>
          <table:table-cell table:style-name="Table1.B2" office:value-type="time" office:time-value="PT14H30M00S">
            <text:p text:style-name="P15">14:30</text:p>
          </table:table-cell>
          <table:table-cell table:style-name="Table1.A1" office:value-type="string">
            <text:p text:style-name="P14">Work Plan</text:p>
          </table:table-cell>
          <table:table-cell table:style-name="Table1.B2" office:value-type="time" office:time-value="PT01H20M00S">
            <text:p text:style-name="P15">1:20</text:p>
          </table:table-cell>
        </table:table-row>
        <table:table-row>
          <table:table-cell table:style-name="Table1.A2" office:value-type="date" office:date-value="2015-02-11">
            <text:p text:style-name="P15">11-Feb</text:p>
          </table:table-cell>
          <table:table-cell table:style-name="Table1.B2" office:value-type="time" office:time-value="PT12H45M00S">
            <text:p text:style-name="P15">12:45</text:p>
          </table:table-cell>
          <table:table-cell table:style-name="Table1.B2" office:value-type="time" office:time-value="PT14H00M00S">
            <text:p text:style-name="P15">14:00</text:p>
          </table:table-cell>
          <table:table-cell table:style-name="Table1.A1" office:value-type="string">
            <text:p text:style-name="P14">Orientation</text:p>
          </table:table-cell>
          <table:table-cell table:style-name="Table1.B2" office:value-type="time" office:time-value="PT01H15M00S">
            <text:p text:style-name="P15">1:15</text:p>
          </table:table-cell>
        </table:table-row>
        <table:table-row>
          <table:table-cell table:style-name="Table1.A2" office:value-type="date" office:date-value="2015-02-13">
            <text:p text:style-name="P15">13-Feb</text:p>
          </table:table-cell>
          <table:table-cell table:style-name="Table1.B2" office:value-type="time" office:time-value="PT10H39M59S">
            <text:p text:style-name="P15">10:39</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35M01S">
            <text:p text:style-name="P15">0:35</text:p>
          </table:table-cell>
        </table:table-row>
        <table:table-row>
          <table:table-cell table:style-name="Table1.A2" office:value-type="date" office:date-value="2015-02-13">
            <text:p text:style-name="P15">13-Feb</text:p>
          </table:table-cell>
          <table:table-cell table:style-name="Table1.B2" office:value-type="time" office:time-value="PT11H15M00S">
            <text:p text:style-name="P15">11:15</text:p>
          </table:table-cell>
          <table:table-cell table:style-name="Table1.B2" office:value-type="time" office:time-value="PT14H45M00S">
            <text:p text:style-name="P15">14:45</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2-24">
            <text:p text:style-name="P15">24-Feb</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2-24">
            <text:p text:style-name="P15">24-Feb</text:p>
          </table:table-cell>
          <table:table-cell table:style-name="Table1.B2" office:value-type="time" office:time-value="PT11H30M00S">
            <text:p text:style-name="P15">11:30</text:p>
          </table:table-cell>
          <table:table-cell table:style-name="Table1.B2" office:value-type="time" office:time-value="PT15H30M00S">
            <text:p text:style-name="P15">15:30</text:p>
          </table:table-cell>
          <table:table-cell table:style-name="Table1.A1" office:value-type="string">
            <text:p text:style-name="P14">Design of the Sorting Machine</text:p>
          </table:table-cell>
          <table:table-cell table:style-name="Table1.B2" office:value-type="time" office:time-value="PT04H00M00S">
            <text:p text:style-name="P15">4:00</text:p>
          </table:table-cell>
        </table:table-row>
        <table:table-row>
          <table:table-cell table:style-name="Table1.A2" office:value-type="date" office:date-value="2015-02-25">
            <text:p text:style-name="P15">25-Feb</text:p>
          </table:table-cell>
          <table:table-cell table:style-name="Table1.B2" office:value-type="time" office:time-value="PT13H00M00S">
            <text:p text:style-name="P15">13:00</text:p>
          </table:table-cell>
          <table:table-cell table:style-name="Table1.B2" office:value-type="time" office:time-value="PT17H10M00S">
            <text:p text:style-name="P15">17:10</text:p>
          </table:table-cell>
          <table:table-cell table:style-name="Table1.A1" office:value-type="string">
            <text:p text:style-name="P14">Preparation presentation</text:p>
          </table:table-cell>
          <table:table-cell table:style-name="Table1.B2" office:value-type="time" office:time-value="PT04H10M00S">
            <text:p text:style-name="P15">4:10</text:p>
          </table:table-cell>
        </table:table-row>
        <table:table-row>
          <table:table-cell table:style-name="Table1.A2" office:value-type="date" office:date-value="2015-02-26">
            <text:p text:style-name="P15">26-Feb</text:p>
          </table:table-cell>
          <table:table-cell table:style-name="Table1.B2" office:value-type="time" office:time-value="PT14H30M00S">
            <text:p text:style-name="P15">14:30</text:p>
          </table:table-cell>
          <table:table-cell table:style-name="Table1.B2" office:value-type="time" office:time-value="PT16H00M00S">
            <text:p text:style-name="P15">16:00</text:p>
          </table:table-cell>
          <table:table-cell table:style-name="Table1.A1" office:value-type="string">
            <text:p text:style-name="P14">Preparation presentation</text:p>
          </table:table-cell>
          <table:table-cell table:style-name="Table1.B2" office:value-type="time" office:time-value="PT01H30M00S">
            <text:p text:style-name="P15">1:30</text:p>
          </table:table-cell>
        </table:table-row>
        <table:table-row>
          <table:table-cell table:style-name="Table1.A2" office:value-type="date" office:date-value="2015-02-27">
            <text:p text:style-name="P15">27-Feb</text:p>
          </table:table-cell>
          <table:table-cell table:style-name="Table1.B2" office:value-type="time" office:time-value="PT08H15M00S">
            <text:p text:style-name="P15">8:15</text:p>
          </table:table-cell>
          <table:table-cell table:style-name="Table1.B2" office:value-type="time" office:time-value="PT08H45M00S">
            <text:p text:style-name="P15">8:45</text:p>
          </table:table-cell>
          <table:table-cell table:style-name="Table1.A1" office:value-type="string">
            <text:p text:style-name="P14">Practising presentation</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0H39M59S">
            <text:p text:style-name="P15">10:39</text:p>
          </table:table-cell>
          <table:table-cell table:style-name="Table1.B2" office:value-type="time" office:time-value="PT10H54M59S">
            <text:p text:style-name="P15">10:54</text:p>
          </table:table-cell>
          <table:table-cell table:style-name="Table1.A1" office:value-type="string">
            <text:p text:style-name="P14">Presentation</text:p>
          </table:table-cell>
          <table:table-cell table:style-name="Table1.B2" office:value-type="time" office:time-value="PT00H15M00S">
            <text:p text:style-name="P15">0:15</text:p>
          </table:table-cell>
        </table:table-row>
        <table:table-row>
          <table:table-cell table:style-name="Table1.A2" office:value-type="date" office:date-value="2015-02-27">
            <text:p text:style-name="P15">27-Feb</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3-03">
            <text:p text:style-name="P15">3-Mar</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3-03">
            <text:p text:style-name="P15">3-Mar</text:p>
          </table:table-cell>
          <table:table-cell table:style-name="Table1.B2" office:value-type="time" office:time-value="PT11H00M00S">
            <text:p text:style-name="P15">11:00</text:p>
          </table:table-cell>
          <table:table-cell table:style-name="Table1.B2" office:value-type="time" office:time-value="PT14H00M00S">
            <text:p text:style-name="P15">14:00</text:p>
          </table:table-cell>
          <table:table-cell table:style-name="Table1.A1" office:value-type="string">
            <text:p text:style-name="P14">Work Plan</text:p>
          </table:table-cell>
          <table:table-cell table:style-name="Table1.B2" office:value-type="time" office:time-value="PT03H00M00S">
            <text:p text:style-name="P15">3:00</text:p>
          </table:table-cell>
        </table:table-row>
        <table:table-row>
          <table:table-cell table:style-name="Table1.A2" office:value-type="date" office:date-value="2015-03-03">
            <text:p text:style-name="P15">3-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ed Work Plan</text:p>
          </table:table-cell>
          <table:table-cell table:style-name="Table1.B2" office:value-type="time" office:time-value="PT03H00M00S">
            <text:p text:style-name="P15">3:00</text:p>
          </table:table-cell>
        </table:table-row>
        <table:table-row>
          <table:table-cell table:style-name="Table1.A2" office:value-type="date" office:date-value="2015-03-04">
            <text:p text:style-name="P15">4-Mar</text:p>
          </table:table-cell>
          <table:table-cell table:style-name="Table1.B2" office:value-type="time" office:time-value="PT13H30M00S">
            <text:p text:style-name="P15">13:30</text:p>
          </table:table-cell>
          <table:table-cell table:style-name="Table1.B2" office:value-type="time" office:time-value="PT15H00M00S">
            <text:p text:style-name="P15">15:00</text:p>
          </table:table-cell>
          <table:table-cell table:style-name="Table1.A1" office:value-type="string">
            <text:p text:style-name="P14">Inventarisation of states for SS</text:p>
          </table:table-cell>
          <table:table-cell table:style-name="Table1.B2" office:value-type="time" office:time-value="PT01H30M00S">
            <text:p text:style-name="P15">1:30</text:p>
          </table:table-cell>
        </table:table-row>
        <table:table-row>
          <table:table-cell table:style-name="Table1.A2" office:value-type="date" office:date-value="2015-03-04">
            <text:p text:style-name="P15">4-Mar</text:p>
          </table:table-cell>
          <table:table-cell table:style-name="Table1.B2" office:value-type="time" office:time-value="PT15H30M00S">
            <text:p text:style-name="P15">15:30</text:p>
          </table:table-cell>
          <table:table-cell table:style-name="Table1.B2" office:value-type="time" office:time-value="PT17H00M00S">
            <text:p text:style-name="P15">17:00</text:p>
          </table:table-cell>
          <table:table-cell table:style-name="Table1.A1" office:value-type="string">
            <text:p text:style-name="P14">Validation high level specification to SLR for MD</text:p>
          </table:table-cell>
          <table:table-cell table:style-name="Table1.B2" office:value-type="time" office:time-value="PT01H30M00S">
            <text:p text:style-name="P15">1:30</text:p>
          </table:table-cell>
        </table:table-row>
        <table:table-row>
          <table:table-cell table:style-name="Table1.A2" office:value-type="date" office:date-value="2015-03-05">
            <text:p text:style-name="P15">5-Mar</text:p>
          </table:table-cell>
          <table:table-cell table:style-name="Table1.B2" office:value-type="time" office:time-value="PT15H00M00S">
            <text:p text:style-name="P15">15:00</text:p>
          </table:table-cell>
          <table:table-cell table:style-name="Table1.B2" office:value-type="time" office:time-value="PT16H00M00S">
            <text:p text:style-name="P15">16:00</text:p>
          </table:table-cell>
          <table:table-cell table:style-name="Table1.A1" office:value-type="string">
            <text:p text:style-name="P14">Cross-reading Stefan's abstract</text:p>
          </table:table-cell>
          <table:table-cell table:style-name="Table1.B2" office:value-type="time" office:time-value="PT01H00M00S">
            <text:p text:style-name="P15">1:00</text:p>
          </table:table-cell>
        </table:table-row>
        <table:table-row>
          <table:table-cell table:style-name="Table1.A2" office:value-type="date" office:date-value="2015-03-06">
            <text:p text:style-name="P15">6-Mar</text:p>
          </table:table-cell>
          <table:table-cell table:style-name="Table1.B2" office:value-type="time" office:time-value="PT11H45M00S">
            <text:p text:style-name="P15">11:45</text:p>
          </table:table-cell>
          <table:table-cell table:style-name="Table1.B2" office:value-type="time" office:time-value="PT13H00M00S">
            <text:p text:style-name="P15">13:00</text:p>
          </table:table-cell>
          <table:table-cell table:style-name="Table1.A1" office:value-type="string">
            <text:p text:style-name="P14">Inventarisation of all states</text:p>
          </table:table-cell>
          <table:table-cell table:style-name="Table1.B2" office:value-type="time" office:time-value="PT01H15M00S">
            <text:p text:style-name="P15">1:15</text:p>
          </table:table-cell>
        </table:table-row>
        <table:table-row>
          <table:table-cell table:style-name="Table1.A2" office:value-type="date" office:date-value="2015-03-06">
            <text:p text:style-name="P15">6-Mar</text:p>
          </table:table-cell>
          <table:table-cell table:style-name="Table1.B2" office:value-type="time" office:time-value="PT13H00M00S">
            <text:p text:style-name="P15">13:00</text:p>
          </table:table-cell>
          <table:table-cell table:style-name="Table1.B2" office:value-type="time" office:time-value="PT15H30M00S">
            <text:p text:style-name="P15">15:30</text:p>
          </table:table-cell>
          <table:table-cell table:style-name="Table1.A1" office:value-type="string">
            <text:p text:style-name="P14">Elaborating all states with Tudor</text:p>
          </table:table-cell>
          <table:table-cell table:style-name="Table1.B2" office:value-type="time" office:time-value="PT02H30M00S">
            <text:p text:style-name="P15">2:30</text:p>
          </table:table-cell>
        </table:table-row>
        <table:table-row>
          <table:table-cell table:style-name="Table1.A2" office:value-type="date" office:date-value="2015-03-06">
            <text:p text:style-name="P15">6-Mar</text:p>
          </table:table-cell>
          <table:table-cell table:style-name="Table1.B2" office:value-type="time" office:time-value="PT18H30M00S">
            <text:p text:style-name="P15">18:30</text:p>
          </table:table-cell>
          <table:table-cell table:style-name="Table1.B2" office:value-type="time" office:time-value="PT19H30M00S">
            <text:p text:style-name="P15">19:30</text:p>
          </table:table-cell>
          <table:table-cell table:style-name="Table1.A1" office:value-type="string">
            <text:p text:style-name="P14">Cross-reading Machine Design</text:p>
          </table:table-cell>
          <table:table-cell table:style-name="Table1.B2" office:value-type="time" office:time-value="PT01H00M00S">
            <text:p text:style-name="P15">1:00</text:p>
          </table:table-cell>
        </table:table-row>
        <table:table-row>
          <table:table-cell table:style-name="Table1.A2" office:value-type="date" office:date-value="2015-03-10">
            <text:p text:style-name="P15">1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Writing purpose for SS</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Added dependency of display</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3H00M00S">
            <text:p text:style-name="P15">13:00</text:p>
          </table:table-cell>
          <table:table-cell table:style-name="Table1.B2" office:value-type="time" office:time-value="PT14H45M00S">
            <text:p text:style-name="P15">14:45</text:p>
          </table:table-cell>
          <table:table-cell table:style-name="Table1.A1" office:value-type="string">
            <text:p text:style-name="P14">Testing and defining timers</text:p>
          </table:table-cell>
          <table:table-cell table:style-name="Table1.B2" office:value-type="time" office:time-value="PT01H45M00S">
            <text:p text:style-name="P15">1:45</text:p>
          </table:table-cell>
        </table:table-row>
        <table:table-row>
          <table:table-cell table:style-name="Table1.A2" office:value-type="date" office:date-value="2015-03-10">
            <text:p text:style-name="P15">10-Mar</text:p>
          </table:table-cell>
          <table:table-cell table:style-name="Table1.B2" office:value-type="time" office:time-value="PT21H45M00S">
            <text:p text:style-name="P15">21:45</text:p>
          </table:table-cell>
          <table:table-cell table:style-name="Table1.B2" office:value-type="time" office:time-value="PT22H00M00S">
            <text:p text:style-name="P15">22:00</text:p>
          </table:table-cell>
          <table:table-cell table:style-name="Table1.A1" office:value-type="string">
            <text:p text:style-name="P14">Peer assessment</text:p>
          </table:table-cell>
          <table:table-cell table:style-name="Table1.B2" office:value-type="time" office:time-value="PT00H15M00S">
            <text:p text:style-name="P15">0:15</text:p>
          </table:table-cell>
        </table:table-row>
        <table:table-row>
          <table:table-cell table:style-name="Table1.A2" office:value-type="date" office:date-value="2015-03-11">
            <text:p text:style-name="P15">11-Mar</text:p>
          </table:table-cell>
          <table:table-cell table:style-name="Table1.B2" office:value-type="time" office:time-value="PT12H40M00S">
            <text:p text:style-name="P15">12:40</text:p>
          </table:table-cell>
          <table:table-cell table:style-name="Table1.B2" office:value-type="time" office:time-value="PT12H45M00S">
            <text:p text:style-name="P15">12:45</text:p>
          </table:table-cell>
          <table:table-cell table:style-name="Table1.A1" office:value-type="string">
            <text:p text:style-name="P14">Inventarisation of tasks to be done for SS</text:p>
          </table:table-cell>
          <table:table-cell table:style-name="Table1.B2" office:value-type="time" office:time-value="PT00H05M00S">
            <text:p text:style-name="P15">0:05</text:p>
          </table:table-cell>
        </table:table-row>
        <table:table-row>
          <table:table-cell table:style-name="Table1.A2" office:value-type="date" office:date-value="2015-03-11">
            <text:p text:style-name="P15">11-Mar</text:p>
          </table:table-cell>
          <table:table-cell table:style-name="Table1.B2" office:value-type="time" office:time-value="PT12H49M59S">
            <text:p text:style-name="P15">12:49</text:p>
          </table:table-cell>
          <table:table-cell table:style-name="Table1.B2" office:value-type="time" office:time-value="PT14H00M00S">
            <text:p text:style-name="P15">14:00</text:p>
          </table:table-cell>
          <table:table-cell table:style-name="Table1.A1" office:value-type="string">
            <text:p text:style-name="P14">Better definition timers, relation previous/current phase</text:p>
          </table:table-cell>
          <table:table-cell table:style-name="Table1.B2" office:value-type="time" office:time-value="PT01H10M01S">
            <text:p text:style-name="P15">1:10</text:p>
          </table:table-cell>
        </table:table-row>
        <table:table-row>
          <table:table-cell table:style-name="Table1.A2" office:value-type="date" office:date-value="2015-03-11">
            <text:p text:style-name="P15">11-Mar</text:p>
          </table:table-cell>
          <table:table-cell table:style-name="Table1.B2" office:value-type="time" office:time-value="PT14H00M00S">
            <text:p text:style-name="P15">14:00</text:p>
          </table:table-cell>
          <table:table-cell table:style-name="Table1.B2" office:value-type="time" office:time-value="PT15H00M00S">
            <text:p text:style-name="P15">15:00</text:p>
          </table:table-cell>
          <table:table-cell table:style-name="Table1.A1" office:value-type="string">
            <text:p text:style-name="P14">Validation safety properties</text:p>
          </table:table-cell>
          <table:table-cell table:style-name="Table1.B2" office:value-type="time" office:time-value="PT01H00M00S">
            <text:p text:style-name="P15">1:00</text:p>
          </table:table-cell>
        </table:table-row>
        <table:table-row>
          <table:table-cell table:style-name="Table1.A2" office:value-type="date" office:date-value="2015-03-11">
            <text:p text:style-name="P15">11-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ing SS</text:p>
          </table:table-cell>
          <table:table-cell table:style-name="Table1.B2" office:value-type="time" office:time-value="PT03H00M00S">
            <text:p text:style-name="P15">3:00</text:p>
          </table:table-cell>
        </table:table-row>
        <table:table-row>
          <table:table-cell table:style-name="Table1.A1" office:value-type="string">
            <text:p text:style-name="P16">11-Mar</text:p>
          </table:table-cell>
          <table:table-cell table:style-name="Table1.B2" office:value-type="time" office:time-value="PT19H30M00S">
            <text:p text:style-name="P15">19:30</text:p>
          </table:table-cell>
          <table:table-cell table:style-name="Table1.B2" office:value-type="time" office:time-value="PT20H00M00S">
            <text:p text:style-name="P15">20:00</text:p>
          </table:table-cell>
          <table:table-cell table:style-name="Table1.A1" office:value-type="string">
            <text:p text:style-name="P14">Cross-reading SS, validation use-case</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3-13">
            <text:p text:style-name="P15">13-Mar</text:p>
          </table:table-cell>
          <table:table-cell table:style-name="Table1.B2" office:value-type="time" office:time-value="PT11H30M00S">
            <text:p text:style-name="P15">11:30</text:p>
          </table:table-cell>
          <table:table-cell table:style-name="Table1.B2" office:value-type="time" office:time-value="PT12H00M00S">
            <text:p text:style-name="P15">12:00</text:p>
          </table:table-cell>
          <table:table-cell table:style-name="Table1.A1" office:value-type="string">
            <text:p text:style-name="P14">Defining tasks to be done, updating I/O table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00M00S">
            <text:p text:style-name="P15">12:00</text:p>
          </table:table-cell>
          <table:table-cell table:style-name="Table1.B2" office:value-type="time" office:time-value="PT12H30M00S">
            <text:p text:style-name="P15">12:30</text:p>
          </table:table-cell>
          <table:table-cell table:style-name="Table1.A1" office:value-type="string">
            <text:p text:style-name="P14">Design decision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30M00S">
            <text:p text:style-name="P15">12:30</text:p>
          </table:table-cell>
          <table:table-cell table:style-name="Table1.B2" office:value-type="time" office:time-value="PT14H00M00S">
            <text:p text:style-name="P15">14:00</text:p>
          </table:table-cell>
          <table:table-cell table:style-name="Table1.A1" office:value-type="string">
            <text:p text:style-name="P14">Description of states and I/O</text:p>
          </table:table-cell>
          <table:table-cell table:style-name="Table1.B2" office:value-type="time" office:time-value="PT01H30M00S">
            <text:p text:style-name="P15">1:30</text:p>
          </table:table-cell>
        </table:table-row>
        <table:table-row>
          <table:table-cell table:style-name="Table1.A2" office:value-type="date" office:date-value="2015-03-13">
            <text:p text:style-name="P15">13-Mar</text:p>
          </table:table-cell>
          <table:table-cell table:style-name="Table1.B2" office:value-type="time" office:time-value="PT15H00M00S">
            <text:p text:style-name="P15">15:00</text:p>
          </table:table-cell>
          <table:table-cell table:style-name="Table1.B2" office:value-type="time" office:time-value="PT16H30M00S">
            <text:p text:style-name="P15">16:30</text:p>
          </table:table-cell>
          <table:table-cell table:style-name="Table1.A1" office:value-type="string">
            <text:p text:style-name="P14">Wrote outline of tasks for SD, wrote purpose</text:p>
          </table:table-cell>
          <table:table-cell table:style-name="Table1.B2" office:value-type="time" office:time-value="PT01H30M00S">
            <text:p text:style-name="P15">1:30</text:p>
          </table:table-cell>
        </table:table-row>
        <table:table-row>
          <table:table-cell table:style-name="Table1.A1" office:value-type="string">
            <text:p text:style-name="P15">17-Mar</text:p>
          </table:table-cell>
          <table:table-cell table:style-name="Table1.B2" office:value-type="time" office:time-value="PT10H30M00S">
            <text:p text:style-name="P15">10:30</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45M00S">
            <text:p text:style-name="P15">0:45</text:p>
          </table:table-cell>
        </table:table-row>
        <table:table-row>
          <table:table-cell table:style-name="Table1.A1" office:value-type="string">
            <text:p text:style-name="P17">17-Mar</text:p>
          </table:table-cell>
          <table:table-cell table:style-name="Table1.B2" office:value-type="time" office:time-value="PT11H15M00S">
            <text:p text:style-name="P15">11:15</text:p>
          </table:table-cell>
          <table:table-cell table:style-name="Table1.B2" office:value-type="time" office:time-value="PT11H30M00S">
            <text:p text:style-name="P15">11:30</text:p>
          </table:table-cell>
          <table:table-cell table:style-name="Table1.A1" office:value-type="string">
            <text:p text:style-name="P14">Tasks</text:p>
          </table:table-cell>
          <table:table-cell table:style-name="Table1.B2" office:value-type="time" office:time-value="PT00H15M00S">
            <text:p text:style-name="P15">0:15</text:p>
          </table:table-cell>
        </table:table-row>
        <text:soft-page-break/>
        <table:table-row>
          <table:table-cell table:style-name="Table1.A2" office:value-type="date" office:date-value="2015-03-17">
            <text:p text:style-name="P15">17-Mar</text:p>
          </table:table-cell>
          <table:table-cell table:style-name="Table1.B2" office:value-type="time" office:time-value="PT11H30M00S">
            <text:p text:style-name="P15">11:30</text:p>
          </table:table-cell>
          <table:table-cell table:style-name="Table1.B2" office:value-type="time" office:time-value="PT15H19M59S">
            <text:p text:style-name="P15">15:19</text:p>
          </table:table-cell>
          <table:table-cell table:style-name="Table1.A1" office:value-type="string">
            <text:p text:style-name="P14">Coding standard</text:p>
          </table:table-cell>
          <table:table-cell table:style-name="Table1.B2" office:value-type="time" office:time-value="PT03H49M59S">
            <text:p text:style-name="P15">3:49</text:p>
          </table:table-cell>
        </table:table-row>
        <table:table-row>
          <table:table-cell table:style-name="Table1.A2" office:value-type="date" office:date-value="2015-03-17">
            <text:p text:style-name="P15">17-Mar</text:p>
          </table:table-cell>
          <table:table-cell table:style-name="Table1.B2" office:value-type="time" office:time-value="PT15H40M00S">
            <text:p text:style-name="P15">15:40</text:p>
          </table:table-cell>
          <table:table-cell table:style-name="Table1.B2" office:value-type="time" office:time-value="PT16H00M00S">
            <text:p text:style-name="P15">16:00</text:p>
          </table:table-cell>
          <table:table-cell table:style-name="Table1.A1" office:value-type="string">
            <text:p text:style-name="P14">Coding standard</text:p>
          </table:table-cell>
          <table:table-cell table:style-name="Table1.B2" office:value-type="time" office:time-value="PT00H20M00S">
            <text:p text:style-name="P15">0:20</text:p>
          </table:table-cell>
        </table:table-row>
        <table:table-row>
          <table:table-cell table:style-name="Table1.A2" office:value-type="date" office:date-value="2015-03-18">
            <text:p text:style-name="P15">18-Mar</text:p>
          </table:table-cell>
          <table:table-cell table:style-name="Table1.B2" office:value-type="time" office:time-value="PT10H45M00S">
            <text:p text:style-name="P15">10:45</text:p>
          </table:table-cell>
          <table:table-cell table:style-name="Table1.B2" office:value-type="time" office:time-value="PT11H30M00S">
            <text:p text:style-name="P15">11:30</text:p>
          </table:table-cell>
          <table:table-cell table:style-name="Table1.A1" office:value-type="string">
            <text:p text:style-name="P14">Cross-reading Stefan's java</text:p>
          </table:table-cell>
          <table:table-cell table:style-name="Table1.B2" office:value-type="time" office:time-value="PT00H45M00S">
            <text:p text:style-name="P15">0:45</text:p>
          </table:table-cell>
        </table:table-row>
        <table:table-row>
          <table:table-cell table:style-name="Table1.A2" office:value-type="date" office:date-value="2015-03-18">
            <text:p text:style-name="P15">18-Mar</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Dinges</text:p>
          </table:table-cell>
          <table:table-cell table:style-name="Table1.B2" office:value-type="time" office:time-value="PT03H30M00S">
            <text:p text:style-name="P15">3:30</text:p>
          </table:table-cell>
        </table:table-row>
        <table:table-row>
          <table:table-cell table:style-name="Table1.A2" office:value-type="date" office:date-value="2015-03-18">
            <text:p text:style-name="P15">18-Mar</text:p>
          </table:table-cell>
          <table:table-cell table:style-name="Table1.B2" office:value-type="time" office:time-value="PT21H40M00S">
            <text:p text:style-name="P15">21:40</text:p>
          </table:table-cell>
          <table:table-cell table:style-name="Table1.B2" office:value-type="time" office:time-value="PT21H49M59S">
            <text:p text:style-name="P15">21:49</text:p>
          </table:table-cell>
          <table:table-cell table:style-name="Table1.A1" office:value-type="string">
            <text:p text:style-name="P14">Loop invariant termination</text:p>
          </table:table-cell>
          <table:table-cell table:style-name="Table1.B2" office:value-type="time" office:time-value="PT00H09M59S">
            <text:p text:style-name="P15">0:09</text:p>
          </table:table-cell>
        </table:table-row>
        <table:table-row>
          <table:table-cell table:style-name="Table1.A2" office:value-type="date" office:date-value="2015-03-20">
            <text:p text:style-name="P15">2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20">
            <text:p text:style-name="P15">20-Mar</text:p>
          </table:table-cell>
          <table:table-cell table:style-name="Table1.B2" office:value-type="time" office:time-value="PT11H00M00S">
            <text:p text:style-name="P15">11:00</text:p>
          </table:table-cell>
          <table:table-cell table:style-name="Table1.B2" office:value-type="time" office:time-value="PT12H30M00S">
            <text:p text:style-name="P15">12:30</text:p>
          </table:table-cell>
          <table:table-cell table:style-name="Table1.A1" office:value-type="string">
            <text:p text:style-name="P14">Dividing subjects presentation</text:p>
          </table:table-cell>
          <table:table-cell table:style-name="Table1.B2" office:value-type="time" office:time-value="PT01H30M00S">
            <text:p text:style-name="P15">1:30</text:p>
          </table:table-cell>
        </table:table-row>
        <table:table-row>
          <table:table-cell table:style-name="Table1.A2" office:value-type="date" office:date-value="2015-03-20">
            <text:p text:style-name="P15">20-Mar</text:p>
          </table:table-cell>
          <table:table-cell table:style-name="Table1.B2" office:value-type="time" office:time-value="PT12H30M00S">
            <text:p text:style-name="P15">12:30</text:p>
          </table:table-cell>
          <table:table-cell table:style-name="Table1.B2">
            <text:p text:style-name="P13"/>
          </table:table-cell>
          <table:table-cell table:style-name="Table1.A1" office:value-type="string">
            <text:p text:style-name="P14">Preparation presentation</text:p>
          </table:table-cell>
          <table:table-cell table:style-name="Table1.B2" office:value-type="time" office:time-value="PT00H00M00S">
            <text:p text:style-name="P15">0:00</text:p>
          </table:table-cell>
        </table:table-row>
      </table:table>
      <text:p text:style-name="P8"/>
      <text:h text:style-name="P28"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Date</text:p>
          </table:table-cell>
          <table:table-cell table:style-name="Table2.A1" office:value-type="string">
            <text:p text:style-name="P14">Time Start</text:p>
          </table:table-cell>
          <table:table-cell table:style-name="Table2.A1" office:value-type="string">
            <text:p text:style-name="P14">Time Stop</text:p>
          </table:table-cell>
          <table:table-cell table:style-name="Table2.A1" office:value-type="string">
            <text:p text:style-name="P14">Action</text:p>
          </table:table-cell>
          <table:table-cell table:style-name="Table2.A1" office:value-type="string">
            <text:p text:style-name="P14">Time</text:p>
          </table:table-cell>
        </table:table-row>
        <table:table-row>
          <table:table-cell table:style-name="Table2.A2" office:value-type="date" office:date-value="2015-02-03">
            <text:p text:style-name="P15">3-Feb</text:p>
          </table:table-cell>
          <table:table-cell table:style-name="Table2.B2" office:value-type="time" office:time-value="PT08H45M00S">
            <text:p text:style-name="P15">8:45</text:p>
          </table:table-cell>
          <table:table-cell table:style-name="Table2.B2" office:value-type="time" office:time-value="PT09H30M00S">
            <text:p text:style-name="P15">9:30</text:p>
          </table:table-cell>
          <table:table-cell table:style-name="Table2.A1" office:value-type="string">
            <text:p text:style-name="P14">Visit lecture</text:p>
          </table:table-cell>
          <table:table-cell table:style-name="Table2.B2" office:value-type="time" office:time-value="PT00H45M00S">
            <text:p text:style-name="P15">0:45</text:p>
          </table:table-cell>
        </table:table-row>
        <table:table-row>
          <table:table-cell table:style-name="Table2.A2" office:value-type="date" office:date-value="2015-02-03">
            <text:p text:style-name="P15">3-Feb</text:p>
          </table:table-cell>
          <table:table-cell table:style-name="Table2.B2" office:value-type="time" office:time-value="PT09H30M00S">
            <text:p text:style-name="P15">9:30</text:p>
          </table:table-cell>
          <table:table-cell table:style-name="Table2.B2" office:value-type="time" office:time-value="PT11H30M00S">
            <text:p text:style-name="P15">11:30</text:p>
          </table:table-cell>
          <table:table-cell table:style-name="Table2.A1" office:value-type="string">
            <text:p text:style-name="P14">Meeting group</text:p>
          </table:table-cell>
          <table:table-cell table:style-name="Table2.B2" office:value-type="time" office:time-value="PT02H00M00S">
            <text:p text:style-name="P15">2:00</text:p>
          </table:table-cell>
        </table:table-row>
        <table:table-row>
          <table:table-cell table:style-name="Table2.A2" office:value-type="date" office:date-value="2015-02-04">
            <text:p text:style-name="P15">4-Feb</text:p>
          </table:table-cell>
          <table:table-cell table:style-name="Table2.B2" office:value-type="time" office:time-value="PT13H45M00S">
            <text:p text:style-name="P15">13:45</text:p>
          </table:table-cell>
          <table:table-cell table:style-name="Table2.B2" office:value-type="time" office:time-value="PT14H15M00S">
            <text:p text:style-name="P15">14:15</text:p>
          </table:table-cell>
          <table:table-cell table:style-name="Table2.A1" office:value-type="string">
            <text:p text:style-name="P14">Visit group meeting</text:p>
          </table:table-cell>
          <table:table-cell table:style-name="Table2.B2" office:value-type="time" office:time-value="PT00H30M00S">
            <text:p text:style-name="P15">0:30</text:p>
          </table:table-cell>
        </table:table-row>
        <table:table-row>
          <table:table-cell table:style-name="Table2.A2" office:value-type="date" office:date-value="2015-02-05">
            <text:p text:style-name="P15">5-Feb</text:p>
          </table:table-cell>
          <table:table-cell table:style-name="Table2.B2" office:value-type="time" office:time-value="PT20H30M00S">
            <text:p text:style-name="P15">20:30</text:p>
          </table:table-cell>
          <table:table-cell table:style-name="Table2.B2" office:value-type="time" office:time-value="PT01H15M00S">
            <text:p text:style-name="P15">1:15</text:p>
          </table:table-cell>
          <table:table-cell table:style-name="Table2.A1" office:value-type="string">
            <text:p text:style-name="P14">Writing abstract</text:p>
          </table:table-cell>
          <table:table-cell table:style-name="Table2.B2" office:value-type="time" office:time-value="-PT19H15M00S">
            <text:p text:style-name="P15">4:45</text:p>
          </table:table-cell>
        </table:table-row>
        <table:table-row>
          <table:table-cell table:style-name="Table2.A2" office:value-type="date" office:date-value="2015-02-06">
            <text:p text:style-name="P15">6-Feb</text:p>
          </table:table-cell>
          <table:table-cell table:style-name="Table2.B2" office:value-type="time" office:time-value="PT10H30M00S">
            <text:p text:style-name="P15">10:30</text:p>
          </table:table-cell>
          <table:table-cell table:style-name="Table2.B2" office:value-type="time" office:time-value="PT11H00M00S">
            <text:p text:style-name="P15">11:00</text:p>
          </table:table-cell>
          <table:table-cell table:style-name="Table2.A1" office:value-type="string">
            <text:p text:style-name="P14">Visit tutor meeting</text:p>
          </table:table-cell>
          <table:table-cell table:style-name="Table2.B2" office:value-type="time" office:time-value="PT00H30M00S">
            <text:p text:style-name="P15">0:30</text:p>
          </table:table-cell>
        </table:table-row>
        <table:table-row>
          <table:table-cell table:style-name="Table2.A2" office:value-type="date" office:date-value="2015-02-06">
            <text:p text:style-name="P15">6-Feb</text:p>
          </table:table-cell>
          <table:table-cell table:style-name="Table2.B2" office:value-type="time" office:time-value="PT11H00M00S">
            <text:p text:style-name="P15">11:00</text:p>
          </table:table-cell>
          <table:table-cell table:style-name="Table2.B2" office:value-type="time" office:time-value="PT11H19M59S">
            <text:p text:style-name="P15">11:19</text:p>
          </table:table-cell>
          <table:table-cell table:style-name="Table2.A1" office:value-type="string">
            <text:p text:style-name="P14">Visit personal meeting</text:p>
          </table:table-cell>
          <table:table-cell table:style-name="Table2.B2" office:value-type="time" office:time-value="PT00H19M59S">
            <text:p text:style-name="P15">0:19</text:p>
          </table:table-cell>
        </table:table-row>
        <table:table-row>
          <table:table-cell table:style-name="Table2.A2" office:value-type="date" office:date-value="2015-02-10">
            <text:p text:style-name="P15">10-Feb</text:p>
          </table:table-cell>
          <table:table-cell table:style-name="Table2.B2" office:value-type="time" office:time-value="PT11H00M00S">
            <text:p text:style-name="P15">11:00</text:p>
          </table:table-cell>
          <table:table-cell table:style-name="Table2.B2" office:value-type="time" office:time-value="PT12H19M59S">
            <text:p text:style-name="P15">12:19</text:p>
          </table:table-cell>
          <table:table-cell table:style-name="Table2.A1" office:value-type="string">
            <text:p text:style-name="P14">Constructing Work Plan</text:p>
          </table:table-cell>
          <table:table-cell table:style-name="Table2.B2" office:value-type="time" office:time-value="PT01H19M59S">
            <text:p text:style-name="P15">1:19</text:p>
          </table:table-cell>
        </table:table-row>
        <table:table-row>
          <table:table-cell table:style-name="Table2.A2" office:value-type="date" office:date-value="2015-02-10">
            <text:p text:style-name="P15">10-Feb</text:p>
          </table:table-cell>
          <table:table-cell table:style-name="Table2.B2" office:value-type="time" office:time-value="PT12H30M00S">
            <text:p text:style-name="P15">12:30</text:p>
          </table:table-cell>
          <table:table-cell table:style-name="Table2.B2" office:value-type="time" office:time-value="PT13H15M00S">
            <text:p text:style-name="P15">13:15</text:p>
          </table:table-cell>
          <table:table-cell table:style-name="Table2.A1" office:value-type="string">
            <text:p text:style-name="P14">Tutor meeting</text:p>
          </table:table-cell>
          <table:table-cell table:style-name="Table2.B2" office:value-type="time" office:time-value="PT00H45M00S">
            <text:p text:style-name="P15">0:45</text:p>
          </table:table-cell>
        </table:table-row>
        <table:table-row>
          <table:table-cell table:style-name="Table2.A2" office:value-type="date" office:date-value="2015-02-10">
            <text:p text:style-name="P15">10-Feb</text:p>
          </table:table-cell>
          <table:table-cell table:style-name="Table2.B2" office:value-type="time" office:time-value="PT14H50M00S">
            <text:p text:style-name="P15">14:50</text:p>
          </table:table-cell>
          <table:table-cell table:style-name="Table2.B2" office:value-type="time" office:time-value="PT16H30M00S">
            <text:p text:style-name="P15">16:30</text:p>
          </table:table-cell>
          <table:table-cell table:style-name="Table2.A1" office:value-type="string">
            <text:p text:style-name="P14">Getting material and checking it</text:p>
          </table:table-cell>
          <table:table-cell table:style-name="Table2.B2" office:value-type="time" office:time-value="PT01H40M00S">
            <text:p text:style-name="P15">1:40</text:p>
          </table:table-cell>
        </table:table-row>
        <table:table-row>
          <table:table-cell table:style-name="Table2.A2" office:value-type="date" office:date-value="2015-02-10">
            <text:p text:style-name="P15">10-Feb</text:p>
          </table:table-cell>
          <table:table-cell table:style-name="Table2.B2" office:value-type="time" office:time-value="PT21H25M00S">
            <text:p text:style-name="P15">21:25</text:p>
          </table:table-cell>
          <table:table-cell table:style-name="Table2.B2" office:value-type="time" office:time-value="PT23H00M00S">
            <text:p text:style-name="P15">23:00</text:p>
          </table:table-cell>
          <table:table-cell table:style-name="Table2.A1" office:value-type="string">
            <text:p text:style-name="P14">Reading slides</text:p>
          </table:table-cell>
          <table:table-cell table:style-name="Table2.B2" office:value-type="time" office:time-value="PT01H35M00S">
            <text:p text:style-name="P15">1:35</text:p>
          </table:table-cell>
        </table:table-row>
        <table:table-row>
          <table:table-cell table:style-name="Table2.A2" office:value-type="date" office:date-value="2015-02-11">
            <text:p text:style-name="P15">11-Feb</text:p>
          </table:table-cell>
          <table:table-cell table:style-name="Table2.B2" office:value-type="time" office:time-value="PT12H30M00S">
            <text:p text:style-name="P15">12:30</text:p>
          </table:table-cell>
          <table:table-cell table:style-name="Table2.B2" office:value-type="time" office:time-value="PT12H49M59S">
            <text:p text:style-name="P15">12:49</text:p>
          </table:table-cell>
          <table:table-cell table:style-name="Table2.A1" office:value-type="string">
            <text:p text:style-name="P14">Attending group meeting</text:p>
          </table:table-cell>
          <table:table-cell table:style-name="Table2.B2" office:value-type="time" office:time-value="PT00H19M59S">
            <text:p text:style-name="P15">0:19</text:p>
          </table:table-cell>
        </table:table-row>
        <table:table-row>
          <table:table-cell table:style-name="Table2.A2" office:value-type="date" office:date-value="2015-02-11">
            <text:p text:style-name="P15">11-Feb</text:p>
          </table:table-cell>
          <table:table-cell table:style-name="Table2.B2" office:value-type="time" office:time-value="PT12H49M59S">
            <text:p text:style-name="P15">12:49</text:p>
          </table:table-cell>
          <table:table-cell table:style-name="Table2.B2" office:value-type="time" office:time-value="PT14H00M00S">
            <text:p text:style-name="P15">14:00</text:p>
          </table:table-cell>
          <table:table-cell table:style-name="Table2.A1" office:value-type="string">
            <text:p text:style-name="P14">Adjusting Work Plan</text:p>
          </table:table-cell>
          <table:table-cell table:style-name="Table2.B2" office:value-type="time" office:time-value="PT01H10M01S">
            <text:p text:style-name="P15">1:10</text:p>
          </table:table-cell>
        </table:table-row>
        <table:table-row>
          <table:table-cell table:style-name="Table2.A2" office:value-type="date" office:date-value="2015-02-13">
            <text:p text:style-name="P15">13-Feb</text:p>
          </table:table-cell>
          <table:table-cell table:style-name="Table2.B2" office:value-type="time" office:time-value="PT10H30M00S">
            <text:p text:style-name="P15">10:30</text:p>
          </table:table-cell>
          <table:table-cell table:style-name="Table2.B2" office:value-type="time" office:time-value="PT11H30M00S">
            <text:p text:style-name="P15">11:30</text:p>
          </table:table-cell>
          <table:table-cell table:style-name="Table2.A1" office:value-type="string">
            <text:p text:style-name="P14">Attending tutor meeting</text:p>
          </table:table-cell>
          <table:table-cell table:style-name="Table2.B2" office:value-type="time" office:time-value="PT01H00M00S">
            <text:p text:style-name="P15">1:00</text:p>
          </table:table-cell>
        </table:table-row>
        <table:table-row>
          <table:table-cell table:style-name="Table2.A2" office:value-type="date" office:date-value="2015-02-13">
            <text:p text:style-name="P15">13-Feb</text:p>
          </table:table-cell>
          <table:table-cell table:style-name="Table2.B2" office:value-type="time" office:time-value="PT11H30M00S">
            <text:p text:style-name="P15">11:30</text:p>
          </table:table-cell>
          <table:table-cell table:style-name="Table2.B2" office:value-type="time" office:time-value="PT13H45M00S">
            <text:p text:style-name="P15">13:45</text:p>
          </table:table-cell>
          <table:table-cell table:style-name="Table2.A1" office:value-type="string">
            <text:p text:style-name="P14">Work Plan</text:p>
          </table:table-cell>
          <table:table-cell table:style-name="Table2.B2" office:value-type="time" office:time-value="PT02H15M00S">
            <text:p text:style-name="P15">2:15</text:p>
          </table:table-cell>
        </table:table-row>
        <table:table-row>
          <table:table-cell table:style-name="Table2.A2" office:value-type="date" office:date-value="2015-02-14">
            <text:p text:style-name="P15">14-Feb</text:p>
          </table:table-cell>
          <table:table-cell table:style-name="Table2.B2" office:value-type="time" office:time-value="PT00H00M00S">
            <text:p text:style-name="P15">0:00</text:p>
          </table:table-cell>
          <table:table-cell table:style-name="Table2.B2" office:value-type="time" office:time-value="PT1009191H40M00.000001956S">
            <text:p text:style-name="P15">15:40</text:p>
          </table:table-cell>
          <table:table-cell table:style-name="Table2.A1" office:value-type="string">
            <text:p text:style-name="P14">Work Plan</text:p>
          </table:table-cell>
          <table:table-cell table:style-name="Table2.B2" office:value-type="time" office:time-value="PT01H40M00.00000007S">
            <text:p text:style-name="P15">1:40</text:p>
          </table:table-cell>
        </table:table-row>
        <table:table-row>
          <table:table-cell table:style-name="Table2.A2" office:value-type="date" office:date-value="2015-02-14">
            <text:p text:style-name="P15">14-Feb</text:p>
          </table:table-cell>
          <table:table-cell table:style-name="Table2.B2" office:value-type="time" office:time-value="PT1009192H14M59.999997066S">
            <text:p text:style-name="P15">16:15</text:p>
          </table:table-cell>
          <table:table-cell table:style-name="Table2.B2" office:value-type="time" office:time-value="PT1009193H24M59.999996088S">
            <text:p text:style-name="P15">17:25</text:p>
          </table:table-cell>
          <table:table-cell table:style-name="Table2.A1" office:value-type="string">
            <text:p text:style-name="P14">Work Plan</text:p>
          </table:table-cell>
          <table:table-cell table:style-name="Table2.B2" office:value-type="time" office:time-value="PT01H10M00.000000489S">
            <text:p text:style-name="P15">1:10</text:p>
          </table:table-cell>
        </table:table-row>
        <table:table-row>
          <table:table-cell table:style-name="Table2.A2" office:value-type="date" office:date-value="2015-02-15">
            <text:p text:style-name="P15">15-Feb</text:p>
          </table:table-cell>
          <table:table-cell table:style-name="Table2.B2" office:value-type="time" office:time-value="PT1009215H15M00.000002934S">
            <text:p text:style-name="P15">15:15</text:p>
          </table:table-cell>
          <table:table-cell table:style-name="Table2.B2" office:value-type="time" office:time-value="PT1009216H45M00.000002934S">
            <text:p text:style-name="P15">16:45</text:p>
          </table:table-cell>
          <table:table-cell table:style-name="Table2.A1" office:value-type="string">
            <text:p text:style-name="P14">Work Plan</text:p>
          </table:table-cell>
          <table:table-cell table:style-name="Table2.B2" office:value-type="time" office:time-value="PT01H30M00S">
            <text:p text:style-name="P15">1:30</text:p>
          </table:table-cell>
        </table:table-row>
        <table:table-row>
          <table:table-cell table:style-name="Table2.A2" office:value-type="date" office:date-value="2015-02-24">
            <text:p text:style-name="P15">24-Feb</text:p>
          </table:table-cell>
          <table:table-cell table:style-name="Table2.B2" office:value-type="time" office:time-value="PT1009426H30M00S">
            <text:p text:style-name="P15">10:30</text:p>
          </table:table-cell>
          <table:table-cell table:style-name="Table2.B2" office:value-type="time" office:time-value="PT1009427H30M00.000003353S">
            <text:p text:style-name="P15">11:30</text:p>
          </table:table-cell>
          <table:table-cell table:style-name="Table2.A1" office:value-type="string">
            <text:p text:style-name="P14">Tutor meeting</text:p>
          </table:table-cell>
          <table:table-cell table:style-name="Table2.B2" office:value-type="time" office:time-value="PT01H00M00.000000419S">
            <text:p text:style-name="P15">1:00</text:p>
          </table:table-cell>
        </table:table-row>
        <table:table-row>
          <table:table-cell table:style-name="Table2.A2" office:value-type="date" office:date-value="2015-02-24">
            <text:p text:style-name="P15">24-Feb</text:p>
          </table:table-cell>
          <table:table-cell table:style-name="Table2.B2" office:value-type="time" office:time-value="PT1009427H30M00.000003353S">
            <text:p text:style-name="P15">11:30</text:p>
          </table:table-cell>
          <table:table-cell table:style-name="Table2.B2" office:value-type="time" office:time-value="PT1009431H29M59.999997066S">
            <text:p text:style-name="P15">15:30</text:p>
          </table:table-cell>
          <table:table-cell table:style-name="Table2.A1" office:value-type="string">
            <text:p text:style-name="P14">Machine design</text:p>
          </table:table-cell>
          <table:table-cell table:style-name="Table2.B2" office:value-type="time" office:time-value="PT03H59M59.99999979S">
            <text:p text:style-name="P15">4:00</text:p>
          </table:table-cell>
        </table:table-row>
        <table:table-row>
          <table:table-cell table:style-name="Table2.A2" office:value-type="date" office:date-value="2015-02-24">
            <text:p text:style-name="P15">24-Feb</text:p>
          </table:table-cell>
          <table:table-cell table:style-name="Table2.B2" office:value-type="time" office:time-value="PT1009437H54M59.999995669S">
            <text:p text:style-name="P15">21:55</text:p>
          </table:table-cell>
          <table:table-cell table:style-name="Table2.B2" office:value-type="time" office:time-value="PT1009439H15M00S">
            <text:p text:style-name="P15">23:15</text:p>
          </table:table-cell>
          <table:table-cell table:style-name="Table2.A1" office:value-type="string">
            <text:p text:style-name="P14">Minutes</text:p>
          </table:table-cell>
          <table:table-cell table:style-name="Table2.B2" office:value-type="time" office:time-value="PT01H19M59.99999993S">
            <text:p text:style-name="P15">1:20</text:p>
          </table:table-cell>
        </table:table-row>
        <table:table-row>
          <table:table-cell table:style-name="Table2.A2" office:value-type="date" office:date-value="2015-02-25">
            <text:p text:style-name="P15">25-Feb</text:p>
          </table:table-cell>
          <table:table-cell table:style-name="Table2.B2" office:value-type="time" office:time-value="PT1009453H30M00S">
            <text:p text:style-name="P15">13:30</text:p>
          </table:table-cell>
          <table:table-cell table:style-name="Table2.B2" office:value-type="time" office:time-value="PT1009457H10M00.000001956S">
            <text:p text:style-name="P15">17:10</text:p>
          </table:table-cell>
          <table:table-cell table:style-name="Table2.A1" office:value-type="string">
            <text:p text:style-name="P14">Presentation</text:p>
          </table:table-cell>
          <table:table-cell table:style-name="Table2.B2" office:value-type="time" office:time-value="PT03H40M00.000000279S">
            <text:p text:style-name="P15">3:40</text:p>
          </table:table-cell>
        </table:table-row>
        <table:table-row>
          <table:table-cell table:style-name="Table2.A2" office:value-type="date" office:date-value="2015-02-25">
            <text:p text:style-name="P15">25-Feb</text:p>
          </table:table-cell>
          <table:table-cell table:style-name="Table2.B2" office:value-type="time" office:time-value="PT1009462H39M59.999995669S">
            <text:p text:style-name="P15">22:40</text:p>
          </table:table-cell>
          <table:table-cell table:style-name="Table2.B2" office:value-type="time" office:time-value="PT1009463H19M59.000004306S">
            <text:p text:style-name="P15">23:19</text:p>
          </table:table-cell>
          <table:table-cell table:style-name="Table2.A1" office:value-type="string">
            <text:p text:style-name="P14">Presentation</text:p>
          </table:table-cell>
          <table:table-cell table:style-name="Table2.B2" office:value-type="time" office:time-value="PT00H39M59.000000046S">
            <text:p text:style-name="P15">0:39</text:p>
          </table:table-cell>
        </table:table-row>
        <table:table-row>
          <table:table-cell table:style-name="Table2.A2" office:value-type="date" office:date-value="2015-02-25">
            <text:p text:style-name="P15">25-Feb</text:p>
          </table:table-cell>
          <table:table-cell table:style-name="Table2.B2" office:value-type="time" office:time-value="PT1009463H19M59.000004306S">
            <text:p text:style-name="P15">23:19</text:p>
          </table:table-cell>
          <table:table-cell table:style-name="Table2.B2" office:value-type="time" office:time-value="PT1009464H00M00S">
            <text:p text:style-name="P15">0:00</text:p>
          </table:table-cell>
          <table:table-cell table:style-name="Table2.A1" office:value-type="string">
            <text:p text:style-name="P14">Practise presentation</text:p>
          </table:table-cell>
          <table:table-cell table:style-name="Table2.B2" office:value-type="time" office:time-value="PT00H40M00.999999885S">
            <text:p text:style-name="P15">0:40</text:p>
          </table:table-cell>
        </table:table-row>
        <table:table-row>
          <table:table-cell table:style-name="Table2.A2" office:value-type="date" office:date-value="2015-02-26">
            <text:p text:style-name="P15">26-Feb</text:p>
          </table:table-cell>
          <table:table-cell table:style-name="Table2.B2" office:value-type="time" office:time-value="PT1009478H19M58.999995925S">
            <text:p text:style-name="P15">14:19</text:p>
          </table:table-cell>
          <table:table-cell table:style-name="Table2.B2" office:value-type="time" office:time-value="PT1009478H30M00.000003353S">
            <text:p text:style-name="P15">14:30</text:p>
          </table:table-cell>
          <table:table-cell table:style-name="Table2.A1" office:value-type="string">
            <text:p text:style-name="P14">Presentation</text:p>
          </table:table-cell>
          <table:table-cell table:style-name="Table2.B2" office:value-type="time" office:time-value="PT00H10M01.000000304S">
            <text:p text:style-name="P15">0:10</text:p>
          </table:table-cell>
        </table:table-row>
        <table:table-row>
          <table:table-cell table:style-name="Table2.A2" office:value-type="date" office:date-value="2015-02-26">
            <text:p text:style-name="P15">26-Feb</text:p>
          </table:table-cell>
          <table:table-cell table:style-name="Table2.B2" office:value-type="time" office:time-value="PT1009479H49M59.000004306S">
            <text:p text:style-name="P15">15:49</text:p>
          </table:table-cell>
          <table:table-cell table:style-name="Table2.B2" office:value-type="time" office:time-value="PT1009481H10M00.000001956S">
            <text:p text:style-name="P15">17:10</text:p>
          </table:table-cell>
          <table:table-cell table:style-name="Table2.A1" office:value-type="string">
            <text:p text:style-name="P14">Presentation</text:p>
          </table:table-cell>
          <table:table-cell table:style-name="Table2.B2" office:value-type="time" office:time-value="PT01H20M01.000000164S">
            <text:p text:style-name="P15">1:20</text:p>
          </table:table-cell>
        </table:table-row>
        <table:table-row>
          <table:table-cell table:style-name="Table2.A2" office:value-type="date" office:date-value="2015-02-26">
            <text:p text:style-name="P15">26-Feb</text:p>
          </table:table-cell>
          <table:table-cell table:style-name="Table2.B2" office:value-type="time" office:time-value="PT1009482H00M00S">
            <text:p text:style-name="P15">18:00</text:p>
          </table:table-cell>
          <table:table-cell table:style-name="Table2.B2" office:value-type="time" office:time-value="PT1009483H19M59.000001792S">
            <text:p text:style-name="P15">19:19</text:p>
          </table:table-cell>
          <table:table-cell table:style-name="Table2.A1" office:value-type="string">
            <text:p text:style-name="P14">Presentation</text:p>
          </table:table-cell>
          <table:table-cell table:style-name="Table2.B2" office:value-type="time" office:time-value="PT01H19M58.999999696S">
            <text:p text:style-name="P15">1:19</text:p>
          </table:table-cell>
        </table:table-row>
        <table:table-row>
          <table:table-cell table:style-name="Table2.A2" office:value-type="date" office:date-value="2015-02-26">
            <text:p text:style-name="P15">26-Feb</text:p>
          </table:table-cell>
          <table:table-cell table:style-name="Table2.B2" office:value-type="time" office:time-value="PT1009486H14M59.999997066S">
            <text:p text:style-name="P15">22:15</text:p>
          </table:table-cell>
          <table:table-cell table:style-name="Table2.B2" office:value-type="time" office:time-value="PT1009488H04M59.000004306S">
            <text:p text:style-name="P15">0:04</text:p>
          </table:table-cell>
          <table:table-cell table:style-name="Table2.A1" office:value-type="string">
            <text:p text:style-name="P14">Presentation</text:p>
          </table:table-cell>
          <table:table-cell table:style-name="Table2.B2" office:value-type="time" office:time-value="PT01H49M59.000000535S">
            <text:p text:style-name="P15">1:49</text:p>
          </table:table-cell>
        </table:table-row>
        <table:table-row>
          <table:table-cell table:style-name="Table2.A2" office:value-type="date" office:date-value="2015-02-27">
            <text:p text:style-name="P15">27-Feb</text:p>
          </table:table-cell>
          <table:table-cell table:style-name="Table2.B2" office:value-type="time" office:time-value="PT1009496H15M00S">
            <text:p text:style-name="P15">8:15</text:p>
          </table:table-cell>
          <table:table-cell table:style-name="Table2.B2" office:value-type="time" office:time-value="PT1009496H49M59.00000263S">
            <text:p text:style-name="P15">8:49</text:p>
          </table:table-cell>
          <table:table-cell table:style-name="Table2.A1" office:value-type="string">
            <text:p text:style-name="P14">Practise presentation</text:p>
          </table:table-cell>
          <table:table-cell table:style-name="Table2.B2" office:value-type="time" office:time-value="PT00H34M59.000000325S">
            <text:p text:style-name="P15">0:34</text:p>
          </table:table-cell>
        </table:table-row>
        <table:table-row>
          <table:table-cell table:style-name="Table2.A2" office:value-type="date" office:date-value="2015-02-27">
            <text:p text:style-name="P15">27-Feb</text:p>
          </table:table-cell>
          <table:table-cell table:style-name="Table2.B2" office:value-type="time" office:time-value="PT1009497H20M00.000000559S">
            <text:p text:style-name="P15">9:20</text:p>
          </table:table-cell>
          <table:table-cell table:style-name="Table2.B2" office:value-type="time" office:time-value="PT1009497H49M58.999995925S">
            <text:p text:style-name="P15">9:49</text:p>
          </table:table-cell>
          <table:table-cell table:style-name="Table2.A1" office:value-type="string">
            <text:p text:style-name="P14">Preparing together</text:p>
          </table:table-cell>
          <table:table-cell table:style-name="Table2.B2" office:value-type="time" office:time-value="PT00H29M58.999999976S">
            <text:p text:style-name="P15">0:29</text:p>
          </table:table-cell>
        </table:table-row>
        <table:table-row>
          <table:table-cell table:style-name="Table2.A2" office:value-type="date" office:date-value="2015-02-27">
            <text:p text:style-name="P15">27-Feb</text:p>
          </table:table-cell>
          <table:table-cell table:style-name="Table2.B2" office:value-type="time" office:time-value="PT1009498H00M00.000002934S">
            <text:p text:style-name="P15">10:00</text:p>
          </table:table-cell>
          <table:table-cell table:style-name="Table2.B2" office:value-type="time" office:time-value="PT1009498H30M00S">
            <text:p text:style-name="P15">10:30</text:p>
          </table:table-cell>
          <table:table-cell table:style-name="Table2.A1" office:value-type="string">
            <text:p text:style-name="P14">Attending presentation</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8H30M00S">
            <text:p text:style-name="P15">10:30</text:p>
          </table:table-cell>
          <table:table-cell table:style-name="Table2.B2" office:value-type="time" office:time-value="PT1009498H45M00.000002934S">
            <text:p text:style-name="P15">10:45</text:p>
          </table:table-cell>
          <table:table-cell table:style-name="Table2.A1" office:value-type="string">
            <text:p text:style-name="P14">Giving presentation</text:p>
          </table:table-cell>
          <table:table-cell table:style-name="Table2.B2" office:value-type="time" office:time-value="PT00H14M59.99999979S">
            <text:p text:style-name="P15">0:15</text:p>
          </table:table-cell>
        </table:table-row>
        <table:table-row>
          <table:table-cell table:style-name="Table2.A2" office:value-type="date" office:date-value="2015-02-27">
            <text:p text:style-name="P15">27-Feb</text:p>
          </table:table-cell>
          <table:table-cell table:style-name="Table2.B2" office:value-type="time" office:time-value="PT00H00M00S">
            <text:p text:style-name="P15">0:00</text:p>
          </table:table-cell>
          <table:table-cell table:style-name="Table2.B2" office:value-type="time" office:time-value="PT1009499H30M00.000003353S">
            <text:p text:style-name="P15">11:30</text:p>
          </table:table-cell>
          <table:table-cell table:style-name="Table2.A1" office:value-type="string">
            <text:p text:style-name="P14">Tutor meeting</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9H30M00.000003353S">
            <text:p text:style-name="P15">11:30</text:p>
          </table:table-cell>
          <table:table-cell table:style-name="Table2.B2" office:value-type="time" office:time-value="PT1009502H19M59.000004306S">
            <text:p text:style-name="P15">14:19</text:p>
          </table:table-cell>
          <table:table-cell table:style-name="Table2.A1" office:value-type="string">
            <text:p text:style-name="P14">Work plan</text:p>
          </table:table-cell>
          <table:table-cell table:style-name="Table2.B2" office:value-type="time" office:time-value="PT02H49M58.999999696S">
            <text:p text:style-name="P15">2:49</text:p>
          </table:table-cell>
        </table:table-row>
        <table:table-row>
          <table:table-cell table:style-name="Table2.A2" office:value-type="date" office:date-value="2015-02-27">
            <text:p text:style-name="P15">27-Feb</text:p>
          </table:table-cell>
          <table:table-cell table:style-name="Table2.B2" office:value-type="time" office:time-value="PT1009505H30M00.000003353S">
            <text:p text:style-name="P15">17:30</text:p>
          </table:table-cell>
          <table:table-cell table:style-name="Table2.B2" office:value-type="time" office:time-value="PT1009506H00M00S">
            <text:p text:style-name="P15">18:00</text:p>
          </table:table-cell>
          <table:table-cell table:style-name="Table2.A1" office:value-type="string">
            <text:p text:style-name="P14">Cross reading Validation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1">
            <text:p text:style-name="P15">1-Mar</text:p>
          </table:table-cell>
          <table:table-cell table:style-name="Table2.B2" office:value-type="time" office:time-value="PT1009551H49M59.000004306S">
            <text:p text:style-name="P15">15:49</text:p>
          </table:table-cell>
          <table:table-cell table:style-name="Table2.B2" office:value-type="time" office:time-value="PT1009553H30M00.000003353S">
            <text:p text:style-name="P15">17:30</text:p>
          </table:table-cell>
          <table:table-cell table:style-name="Table2.A1" office:value-type="string">
            <text:p text:style-name="P14">Minutes</text:p>
          </table:table-cell>
          <table:table-cell table:style-name="Table2.B2" office:value-type="time" office:time-value="PT01H40M01.000000304S">
            <text:p text:style-name="P15">1:40</text:p>
          </table:table-cell>
        </table:table-row>
        <table:table-row>
          <table:table-cell table:style-name="Table2.A2" office:value-type="date" office:date-value="2015-03-01">
            <text:p text:style-name="P15">1-Mar</text:p>
          </table:table-cell>
          <table:table-cell table:style-name="Table2.B2" office:value-type="time" office:time-value="PT1009555H25M00.000001118S">
            <text:p text:style-name="P15">19:25</text:p>
          </table:table-cell>
          <table:table-cell table:style-name="Table2.B2" office:value-type="time" office:time-value="PT1009555H49M59.999999721S">
            <text:p text:style-name="P15">19:50</text:p>
          </table:table-cell>
          <table:table-cell table:style-name="Table2.A1" office:value-type="string">
            <text:p text:style-name="P14">Logbook</text:p>
          </table:table-cell>
          <table:table-cell table:style-name="Table2.B2" office:value-type="time" office:time-value="PT00H24M59.99999986S">
            <text:p text:style-name="P15">0:25</text:p>
          </table:table-cell>
        </table:table-row>
        <table:table-row>
          <table:table-cell table:style-name="Table2.A2" office:value-type="date" office:date-value="2015-03-01">
            <text:p text:style-name="P15">1-Mar</text:p>
          </table:table-cell>
          <table:table-cell table:style-name="Table2.B2" office:value-type="time" office:time-value="PT1009557H20M00.000000559S">
            <text:p text:style-name="P15">21:20</text:p>
          </table:table-cell>
          <table:table-cell table:style-name="Table2.B2" office:value-type="time" office:time-value="PT1009557H55M00.000005309S">
            <text:p text:style-name="P15">21:55</text:p>
          </table:table-cell>
          <table:table-cell table:style-name="Table2.A1" office:value-type="string">
            <text:p text:style-name="P14">Logbook</text:p>
          </table:table-cell>
          <table:table-cell table:style-name="Table2.B2" office:value-type="time" office:time-value="PT00H34M59.99999993S">
            <text:p text:style-name="P15">0:35</text:p>
          </table:table-cell>
        </table:table-row>
        <table:table-row>
          <table:table-cell table:style-name="Table2.A2" office:value-type="date" office:date-value="2015-03-02">
            <text:p text:style-name="P15">2-Mar</text:p>
          </table:table-cell>
          <table:table-cell table:style-name="Table2.B2" office:value-type="time" office:time-value="PT1009560H00M00S">
            <text:p text:style-name="P15">0:00</text:p>
          </table:table-cell>
          <table:table-cell table:style-name="Table2.B2" office:value-type="time" office:time-value="PT1009560H40M00.000001956S">
            <text:p text:style-name="P15">0:40</text:p>
          </table:table-cell>
          <table:table-cell table:style-name="Table2.A1" office:value-type="string">
            <text:p text:style-name="P14">Logbook</text:p>
          </table:table-cell>
          <table:table-cell table:style-name="Table2.B2" office:value-type="time" office:time-value="PT00H40M00.000000279S">
            <text:p text:style-name="P15">0:40</text:p>
          </table:table-cell>
        </table:table-row>
        <table:table-row>
          <table:table-cell table:style-name="Table2.A2" office:value-type="date" office:date-value="2015-03-02">
            <text:p text:style-name="P15">2-Mar</text:p>
          </table:table-cell>
          <table:table-cell table:style-name="Table2.B2" office:value-type="time" office:time-value="PT1009573H09M58.999995226S">
            <text:p text:style-name="P15">13:09</text:p>
          </table:table-cell>
          <table:table-cell table:style-name="Table2.B2" office:value-type="time" office:time-value="PT1009573H25M00.000001118S">
            <text:p text:style-name="P15">13:25</text:p>
          </table:table-cell>
          <table:table-cell table:style-name="Table2.A1" office:value-type="string">
            <text:p text:style-name="P14">Agenda</text:p>
          </table:table-cell>
          <table:table-cell table:style-name="Table2.B2" office:value-type="time" office:time-value="PT00H15M01.000000024S">
            <text:p text:style-name="P15">0:15</text:p>
          </table:table-cell>
        </table:table-row>
        <table:table-row>
          <table:table-cell table:style-name="Table2.A2" office:value-type="date" office:date-value="2015-03-02">
            <text:p text:style-name="P15">2-Mar</text:p>
          </table:table-cell>
          <table:table-cell table:style-name="Table2.B2" office:value-type="time" office:time-value="PT1009576H45M00.000002934S">
            <text:p text:style-name="P15">16:45</text:p>
          </table:table-cell>
          <table:table-cell table:style-name="Table2.B2" office:value-type="time" office:time-value="PT1009576H49M59.999999721S">
            <text:p text:style-name="P15">16:50</text:p>
          </table:table-cell>
          <table:table-cell table:style-name="Table2.A1" office:value-type="string">
            <text:p text:style-name="P14">Agenda</text:p>
          </table:table-cell>
          <table:table-cell table:style-name="Table2.B2" office:value-type="time" office:time-value="PT00H04M59.999999721S">
            <text:p text:style-name="P15">0:05</text:p>
          </table:table-cell>
        </table:table-row>
        <table:table-row>
          <table:table-cell table:style-name="Table2.A2" office:value-type="date" office:date-value="2015-03-02">
            <text:p text:style-name="P15">2-Mar</text:p>
          </table:table-cell>
          <table:table-cell table:style-name="Table2.B2" office:value-type="time" office:time-value="PT1009579H34M58.99999341S">
            <text:p text:style-name="P15">19:34</text:p>
          </table:table-cell>
          <table:table-cell table:style-name="Table2.B2" office:value-type="time" office:time-value="PT1009580H30M00.000003353S">
            <text:p text:style-name="P15">20:30</text:p>
          </table:table-cell>
          <table:table-cell table:style-name="Table2.A1" office:value-type="string">
            <text:p text:style-name="P14">Work Plan</text:p>
          </table:table-cell>
          <table:table-cell table:style-name="Table2.B2" office:value-type="time" office:time-value="PT00H55M01.000000932S">
            <text:p text:style-name="P15">0:55</text:p>
          </table:table-cell>
        </table:table-row>
        <table:table-row>
          <table:table-cell table:style-name="Table2.A2" office:value-type="date" office:date-value="2015-03-03">
            <text:p text:style-name="P15">3-Mar</text:p>
          </table:table-cell>
          <table:table-cell table:style-name="Table2.B2" office:value-type="time" office:time-value="PT1009594H45M00.000002934S">
            <text:p text:style-name="P15">10:45</text:p>
          </table:table-cell>
          <table:table-cell table:style-name="Table2.B2" office:value-type="time" office:time-value="PT1009594H54M58.999995226S">
            <text:p text:style-name="P15">10:54</text:p>
          </table:table-cell>
          <table:table-cell table:style-name="Table2.A1" office:value-type="string">
            <text:p text:style-name="P14">Meeting</text:p>
          </table:table-cell>
          <table:table-cell table:style-name="Table2.B2" office:value-type="time" office:time-value="PT00H09M58.999999836S">
            <text:p text:style-name="P15">0:09</text:p>
          </table:table-cell>
        </table:table-row>
        <text:soft-page-break/>
        <table:table-row>
          <table:table-cell table:style-name="Table2.A2" office:value-type="date" office:date-value="2015-03-03">
            <text:p text:style-name="P15">3-Mar</text:p>
          </table:table-cell>
          <table:table-cell table:style-name="Table2.B2" office:value-type="time" office:time-value="PT1009595H04M59.00000263S">
            <text:p text:style-name="P15">11:04</text:p>
          </table:table-cell>
          <table:table-cell table:style-name="Table2.B2" office:value-type="time" office:time-value="PT1009595H15M00S">
            <text:p text:style-name="P15">11:15</text:p>
          </table:table-cell>
          <table:table-cell table:style-name="Table2.A1" office:value-type="string">
            <text:p text:style-name="P14">Work Plan</text:p>
          </table:table-cell>
          <table:table-cell table:style-name="Table2.B2" office:value-type="time" office:time-value="PT00H10M00.999999675S">
            <text:p text:style-name="P15">0:10</text:p>
          </table:table-cell>
        </table:table-row>
        <table:table-row>
          <table:table-cell table:style-name="Table2.A2" office:value-type="date" office:date-value="2015-03-03">
            <text:p text:style-name="P15">3-Mar</text:p>
          </table:table-cell>
          <table:table-cell table:style-name="Table2.B2" office:value-type="time" office:time-value="PT1009595H30M00.000003353S">
            <text:p text:style-name="P15">11:30</text:p>
          </table:table-cell>
          <table:table-cell table:style-name="Table2.B2" office:value-type="time" office:time-value="PT1009597H09M58.999995226S">
            <text:p text:style-name="P15">13:09</text:p>
          </table:table-cell>
          <table:table-cell table:style-name="Table2.A1" office:value-type="string">
            <text:p text:style-name="P14">Work Plan</text:p>
          </table:table-cell>
          <table:table-cell table:style-name="Table2.B2" office:value-type="time" office:time-value="PT01H39M58.999999207S">
            <text:p text:style-name="P15">1:39</text:p>
          </table:table-cell>
        </table:table-row>
        <table:table-row>
          <table:table-cell table:style-name="Table2.A2" office:value-type="date" office:date-value="2015-03-03">
            <text:p text:style-name="P15">3-Mar</text:p>
          </table:table-cell>
          <table:table-cell table:style-name="Table2.B2" office:value-type="time" office:time-value="PT1009599H29M59.999997066S">
            <text:p text:style-name="P15">15:30</text:p>
          </table:table-cell>
          <table:table-cell table:style-name="Table2.B2" office:value-type="time" office:time-value="PT1009601H19M58.999995925S">
            <text:p text:style-name="P15">17:19</text:p>
          </table:table-cell>
          <table:table-cell table:style-name="Table2.A1" office:value-type="string">
            <text:p text:style-name="P14">Work Plan</text:p>
          </table:table-cell>
          <table:table-cell table:style-name="Table2.B2" office:value-type="time" office:time-value="PT01H49M58.999999906S">
            <text:p text:style-name="P15">1:49</text:p>
          </table:table-cell>
        </table:table-row>
        <table:table-row>
          <table:table-cell table:style-name="Table2.A2" office:value-type="date" office:date-value="2015-03-04">
            <text:p text:style-name="P15">4-Mar</text:p>
          </table:table-cell>
          <table:table-cell table:style-name="Table2.B2" office:value-type="time" office:time-value="PT1009621H40M00.000005309S">
            <text:p text:style-name="P15">13:40</text:p>
          </table:table-cell>
          <table:table-cell table:style-name="Table2.B2" office:value-type="time" office:time-value="PT1009621H45M00.000002934S">
            <text:p text:style-name="P15">13:45</text:p>
          </table:table-cell>
          <table:table-cell table:style-name="Table2.A1" office:value-type="string">
            <text:p text:style-name="P14">Fixing git</text:p>
          </table:table-cell>
          <table:table-cell table:style-name="Table2.B2" office:value-type="time" office:time-value="PT00H04M59.999999721S">
            <text:p text:style-name="P15">0:05</text:p>
          </table:table-cell>
        </table:table-row>
        <table:table-row>
          <table:table-cell table:style-name="Table2.A2" office:value-type="date" office:date-value="2015-03-04">
            <text:p text:style-name="P15">4-Mar</text:p>
          </table:table-cell>
          <table:table-cell table:style-name="Table2.B2" office:value-type="time" office:time-value="PT1009621H45M00.000002934S">
            <text:p text:style-name="P15">13:45</text:p>
          </table:table-cell>
          <table:table-cell table:style-name="Table2.B2" office:value-type="time" office:time-value="PT1009621H54M58.999995226S">
            <text:p text:style-name="P15">13:54</text:p>
          </table:table-cell>
          <table:table-cell table:style-name="Table2.A1" office:value-type="string">
            <text:p text:style-name="P14">Reread Software Specification</text:p>
          </table:table-cell>
          <table:table-cell table:style-name="Table2.B2" office:value-type="time" office:time-value="PT00H09M58.999999836S">
            <text:p text:style-name="P15">0:09</text:p>
          </table:table-cell>
        </table:table-row>
        <table:table-row>
          <table:table-cell table:style-name="Table2.A2" office:value-type="date" office:date-value="2015-03-04">
            <text:p text:style-name="P15">4-Mar</text:p>
          </table:table-cell>
          <table:table-cell table:style-name="Table2.B2" office:value-type="time" office:time-value="PT1009622H04M59.00000263S">
            <text:p text:style-name="P15">14:04</text:p>
          </table:table-cell>
          <table:table-cell table:style-name="Table2.B2" office:value-type="time" office:time-value="PT1009623H09M59.999995669S">
            <text:p text:style-name="P15">15:10</text:p>
          </table:table-cell>
          <table:table-cell table:style-name="Table2.A1" office:value-type="string">
            <text:p text:style-name="P14">Inventory States</text:p>
          </table:table-cell>
          <table:table-cell table:style-name="Table2.B2" office:value-type="time" office:time-value="PT01H05M00.999999745S">
            <text:p text:style-name="P15">1:05</text:p>
          </table:table-cell>
        </table:table-row>
        <table:table-row>
          <table:table-cell table:style-name="Table2.A2" office:value-type="date" office:date-value="2015-03-04">
            <text:p text:style-name="P15">4-Mar</text:p>
          </table:table-cell>
          <table:table-cell table:style-name="Table2.B2" office:value-type="time" office:time-value="PT1009623H29M59.999997066S">
            <text:p text:style-name="P15">15:30</text:p>
          </table:table-cell>
          <table:table-cell table:style-name="Table2.B2" office:value-type="time" office:time-value="PT1009624H00M00.000002934S">
            <text:p text:style-name="P15">16:00</text:p>
          </table:table-cell>
          <table:table-cell table:style-name="Table2.A1" office:value-type="string">
            <text:p text:style-name="P14">Make test cases Priorities to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4">
            <text:p text:style-name="P15">4-Mar</text:p>
          </table:table-cell>
          <table:table-cell table:style-name="Table2.B2" office:value-type="time" office:time-value="PT1009624H30M00S">
            <text:p text:style-name="P15">16:30</text:p>
          </table:table-cell>
          <table:table-cell table:style-name="Table2.B2" office:value-type="time" office:time-value="PT1009624H49M59.999999721S">
            <text:p text:style-name="P15">16:50</text:p>
          </table:table-cell>
          <table:table-cell table:style-name="Table2.A1" office:value-type="string">
            <text:p text:style-name="P14">Make a validation</text:p>
          </table:table-cell>
          <table:table-cell table:style-name="Table2.B2" office:value-type="time" office:time-value="PT00H19M59.999999511S">
            <text:p text:style-name="P15">0:20</text:p>
          </table:table-cell>
        </table:table-row>
        <table:table-row>
          <table:table-cell table:style-name="Table2.A2" office:value-type="date" office:date-value="2015-03-05">
            <text:p text:style-name="P15">5-Mar</text:p>
          </table:table-cell>
          <table:table-cell table:style-name="Table2.B2" office:value-type="time" office:time-value="PT1009647H34M59.000001792S">
            <text:p text:style-name="P15">15:34</text:p>
          </table:table-cell>
          <table:table-cell table:style-name="Table2.B2" office:value-type="time" office:time-value="PT1009648H00M00.000002934S">
            <text:p text:style-name="P15">16:00</text:p>
          </table:table-cell>
          <table:table-cell table:style-name="Table2.A1" office:value-type="string">
            <text:p text:style-name="P14">Agenda, prepare meeting</text:p>
          </table:table-cell>
          <table:table-cell table:style-name="Table2.B2" office:value-type="time" office:time-value="PT00H25M01.000000094S">
            <text:p text:style-name="P15">0:25</text:p>
          </table:table-cell>
        </table:table-row>
        <table:table-row>
          <table:table-cell table:style-name="Table2.A2" office:value-type="date" office:date-value="2015-03-06">
            <text:p text:style-name="P15">6-Mar</text:p>
          </table:table-cell>
          <table:table-cell table:style-name="Table2.B2" office:value-type="time" office:time-value="PT1009666H34M58.99999341S">
            <text:p text:style-name="P15">10:34</text:p>
          </table:table-cell>
          <table:table-cell table:style-name="Table2.B2" office:value-type="time" office:time-value="PT1009667H15M00S">
            <text:p text:style-name="P15">11:15</text:p>
          </table:table-cell>
          <table:table-cell table:style-name="Table2.A1" office:value-type="string">
            <text:p text:style-name="P14">Meeting</text:p>
          </table:table-cell>
          <table:table-cell table:style-name="Table2.B2" office:value-type="time" office:time-value="PT00H40M01.000000513S">
            <text:p text:style-name="P15">0:40</text:p>
          </table:table-cell>
        </table:table-row>
        <table:table-row>
          <table:table-cell table:style-name="Table2.A2" office:value-type="date" office:date-value="2015-03-06">
            <text:p text:style-name="P15">6-Mar</text:p>
          </table:table-cell>
          <table:table-cell table:style-name="Table2.B2" office:value-type="time" office:time-value="PT1009667H49M59.00000263S">
            <text:p text:style-name="P15">11:49</text:p>
          </table:table-cell>
          <table:table-cell table:style-name="Table2.B2" office:value-type="time" office:time-value="PT1009668H00M00S">
            <text:p text:style-name="P15">12:00</text:p>
          </table:table-cell>
          <table:table-cell table:style-name="Table2.A1" office:value-type="string">
            <text:p text:style-name="P14">Installing UPPAAL</text:p>
          </table:table-cell>
          <table:table-cell table:style-name="Table2.B2" office:value-type="time" office:time-value="PT00H10M00.999999675S">
            <text:p text:style-name="P15">0:10</text:p>
          </table:table-cell>
        </table:table-row>
        <table:table-row>
          <table:table-cell table:style-name="Table2.A2" office:value-type="date" office:date-value="2015-03-06">
            <text:p text:style-name="P15">6-Mar</text:p>
          </table:table-cell>
          <table:table-cell table:style-name="Table2.B2" office:value-type="time" office:time-value="PT1009668H04M59.000004306S">
            <text:p text:style-name="P15">12:04</text:p>
          </table:table-cell>
          <table:table-cell table:style-name="Table2.B2" office:value-type="time" office:time-value="PT1009669H14M59.999997066S">
            <text:p text:style-name="P15">13:15</text:p>
          </table:table-cell>
          <table:table-cell table:style-name="Table2.A1" office:value-type="string">
            <text:p text:style-name="P14">Inventory states</text:p>
          </table:table-cell>
          <table:table-cell table:style-name="Table2.B2" office:value-type="time" office:time-value="PT01H10M00.999999465S">
            <text:p text:style-name="P15">1:10</text:p>
          </table:table-cell>
        </table:table-row>
        <table:table-row>
          <table:table-cell table:style-name="Table2.A2" office:value-type="date" office:date-value="2015-03-10">
            <text:p text:style-name="P15">10-Mar</text:p>
          </table:table-cell>
          <table:table-cell table:style-name="Table2.B2" office:value-type="time" office:time-value="PT1009762H30M00S">
            <text:p text:style-name="P15">10:30</text:p>
          </table:table-cell>
          <table:table-cell table:style-name="Table2.B2" office:value-type="time" office:time-value="PT1009762H54M58.999995226S">
            <text:p text:style-name="P15">10:54</text:p>
          </table:table-cell>
          <table:table-cell table:style-name="Table2.A1" office:value-type="string">
            <text:p text:style-name="P14">Meeting</text:p>
          </table:table-cell>
          <table:table-cell table:style-name="Table2.B2" office:value-type="time" office:time-value="PT00H24M58.999999627S">
            <text:p text:style-name="P15">0:24</text:p>
          </table:table-cell>
        </table:table-row>
        <table:table-row>
          <table:table-cell table:style-name="Table2.A2" office:value-type="date" office:date-value="2015-03-10">
            <text:p text:style-name="P15">10-Mar</text:p>
          </table:table-cell>
          <table:table-cell table:style-name="Table2.B2" office:value-type="time" office:time-value="PT1009764H34M59.000001792S">
            <text:p text:style-name="P15">12:34</text:p>
          </table:table-cell>
          <table:table-cell table:style-name="Table2.B2" office:value-type="time" office:time-value="PT1009764H49M59.000004306S">
            <text:p text:style-name="P15">12:49</text:p>
          </table:table-cell>
          <table:table-cell table:style-name="Table2.A1" office:value-type="string">
            <text:p text:style-name="P14">Added dependency display</text:p>
          </table:table-cell>
          <table:table-cell table:style-name="Table2.B2" office:value-type="time" office:time-value="PT00H15M00.000000419S">
            <text:p text:style-name="P15">0:15</text:p>
          </table:table-cell>
        </table:table-row>
        <table:table-row>
          <table:table-cell table:style-name="Table2.A2" office:value-type="date" office:date-value="2015-03-10">
            <text:p text:style-name="P15">10-Mar</text:p>
          </table:table-cell>
          <table:table-cell table:style-name="Table2.B2" office:value-type="time" office:time-value="PT1009765H00M00.000002934S">
            <text:p text:style-name="P15">13:00</text:p>
          </table:table-cell>
          <table:table-cell table:style-name="Table2.B2" office:value-type="time" office:time-value="PT13H39M59S">
            <text:p text:style-name="P15">13:39</text:p>
          </table:table-cell>
          <table:table-cell table:style-name="Table2.A1" office:value-type="string">
            <text:p text:style-name="P14">Logbook</text:p>
          </table:table-cell>
          <table:table-cell table:style-name="Table2.B2" office:value-type="time" office:time-value="-PT1009751H20M01.000002678S">
            <text:p text:style-name="P15">0:39</text:p>
          </table:table-cell>
        </table:table-row>
        <table:table-row>
          <table:table-cell table:style-name="Table2.A2" office:value-type="date" office:date-value="2015-03-10">
            <text:p text:style-name="P15">10-Mar</text:p>
          </table:table-cell>
          <table:table-cell table:style-name="Table2.B2" office:value-type="time" office:time-value="PT14H00M00S">
            <text:p text:style-name="P15">14:00</text:p>
          </table:table-cell>
          <table:table-cell table:style-name="Table2.B2" office:value-type="time" office:time-value="PT15H00M00S">
            <text:p text:style-name="P15">15:00</text:p>
          </table:table-cell>
          <table:table-cell table:style-name="Table2.A1" office:value-type="string">
            <text:p text:style-name="P14">Validation and testing</text:p>
          </table:table-cell>
          <table:table-cell table:style-name="Table2.B2" office:value-type="time" office:time-value="PT01H00M00S">
            <text:p text:style-name="P15">1:00</text:p>
          </table:table-cell>
        </table:table-row>
        <table:table-row>
          <table:table-cell table:style-name="Table2.A2" office:value-type="date" office:date-value="2015-03-13">
            <text:p text:style-name="P15">13-Mar</text:p>
          </table:table-cell>
          <table:table-cell table:style-name="Table2.B2" office:value-type="time" office:time-value="PT10H30M00S">
            <text:p text:style-name="P15">10:30</text:p>
          </table:table-cell>
          <table:table-cell table:style-name="Table2.B2" office:value-type="time" office:time-value="PT11H24M59S">
            <text:p text:style-name="P15">11:24</text:p>
          </table:table-cell>
          <table:table-cell table:style-name="Table2.A1" office:value-type="string">
            <text:p text:style-name="P14">Meeting</text:p>
          </table:table-cell>
          <table:table-cell table:style-name="Table2.B2" office:value-type="time" office:time-value="PT00H54M59S">
            <text:p text:style-name="P15">0:54</text:p>
          </table:table-cell>
        </table:table-row>
        <table:table-row>
          <table:table-cell table:style-name="Table2.A2" office:value-type="date" office:date-value="2015-03-13">
            <text:p text:style-name="P15">13-Mar</text:p>
          </table:table-cell>
          <table:table-cell table:style-name="Table2.B2" office:value-type="time" office:time-value="PT11H55M00S">
            <text:p text:style-name="P15">11:55</text:p>
          </table:table-cell>
          <table:table-cell table:style-name="Table2.B2" office:value-type="time" office:time-value="PT12H45M00S">
            <text:p text:style-name="P15">12:45</text:p>
          </table:table-cell>
          <table:table-cell table:style-name="Table2.A1" office:value-type="string">
            <text:p text:style-name="P14">Design Decisions Software Specification</text:p>
          </table:table-cell>
          <table:table-cell table:style-name="Table2.B2" office:value-type="time" office:time-value="PT00H50M00S">
            <text:p text:style-name="P15">0:50</text:p>
          </table:table-cell>
        </table:table-row>
        <table:table-row>
          <table:table-cell table:style-name="Table2.A2" office:value-type="date" office:date-value="2015-03-13">
            <text:p text:style-name="P15">13-Mar</text:p>
          </table:table-cell>
          <table:table-cell table:style-name="Table2.B2" office:value-type="time" office:time-value="PT13H00M00S">
            <text:p text:style-name="P15">13:00</text:p>
          </table:table-cell>
          <table:table-cell table:style-name="Table2.B2" office:value-type="time" office:time-value="PT13H20M00S">
            <text:p text:style-name="P15">13:20</text:p>
          </table:table-cell>
          <table:table-cell table:style-name="Table2.A1" office:value-type="string">
            <text:p text:style-name="P14">Describing states RunT - WWT</text:p>
          </table:table-cell>
          <table:table-cell table:style-name="Table2.B2" office:value-type="time" office:time-value="PT00H20M00S">
            <text:p text:style-name="P15">0:20</text:p>
          </table:table-cell>
        </table:table-row>
        <table:table-row>
          <table:table-cell table:style-name="Table2.A2" office:value-type="date" office:date-value="2015-03-13">
            <text:p text:style-name="P15">13-Mar</text:p>
          </table:table-cell>
          <table:table-cell table:style-name="Table2.B2" office:value-type="time" office:time-value="PT14H55M00S">
            <text:p text:style-name="P15">14:55</text:p>
          </table:table-cell>
          <table:table-cell table:style-name="Table2.B2" office:value-type="time" office:time-value="PT15H00M00S">
            <text:p text:style-name="P15">15:00</text:p>
          </table:table-cell>
          <table:table-cell table:style-name="Table2.A1" office:value-type="string">
            <text:p text:style-name="P14">Checking what to do</text:p>
          </table:table-cell>
          <table:table-cell table:style-name="Table2.B2" office:value-type="time" office:time-value="PT00H05M00S">
            <text:p text:style-name="P15">0:05</text:p>
          </table:table-cell>
        </table:table-row>
        <table:table-row>
          <table:table-cell table:style-name="Table2.A2" office:value-type="date" office:date-value="2015-03-13">
            <text:p text:style-name="P15">13-Mar</text:p>
          </table:table-cell>
          <table:table-cell table:style-name="Table2.B2" office:value-type="time" office:time-value="PT15H04M59S">
            <text:p text:style-name="P15">15:04</text:p>
          </table:table-cell>
          <table:table-cell table:style-name="Table2.B2" office:value-type="time" office:time-value="PT16H30M00S">
            <text:p text:style-name="P15">16:30</text:p>
          </table:table-cell>
          <table:table-cell table:style-name="Table2.A1" office:value-type="string">
            <text:p text:style-name="P14">Trying to start with Software Design</text:p>
          </table:table-cell>
          <table:table-cell table:style-name="Table2.B2" office:value-type="time" office:time-value="PT01H25M01S">
            <text:p text:style-name="P15">1:25</text:p>
          </table:table-cell>
        </table:table-row>
        <table:table-row>
          <table:table-cell table:style-name="Table2.A2" office:value-type="date" office:date-value="2015-03-18">
            <text:p text:style-name="P15">18-Mar</text:p>
          </table:table-cell>
          <table:table-cell table:style-name="Table2.B2" office:value-type="time" office:time-value="PT11H30M00S">
            <text:p text:style-name="P15">11:30</text:p>
          </table:table-cell>
          <table:table-cell table:style-name="Table2.B2" office:value-type="time" office:time-value="PT14H00M00S">
            <text:p text:style-name="P15">14:00</text:p>
          </table:table-cell>
          <table:table-cell table:style-name="Table2.A1" office:value-type="string">
            <text:p text:style-name="P14">Making minor changes to Software Spec document</text:p>
          </table:table-cell>
          <table:table-cell table:style-name="Table2.B2" office:value-type="time" office:time-value="PT02H30M00S">
            <text:p text:style-name="P15">2:30</text:p>
          </table:table-cell>
        </table:table-row>
        <table:table-row>
          <table:table-cell table:style-name="Table2.A2" office:value-type="date" office:date-value="2015-03-20">
            <text:p text:style-name="P15">20-Mar</text:p>
          </table:table-cell>
          <table:table-cell table:style-name="Table2.B2" office:value-type="time" office:time-value="PT10H15M00S">
            <text:p text:style-name="P15">10:15</text:p>
          </table:table-cell>
          <table:table-cell table:style-name="Table2.B2" office:value-type="time" office:time-value="PT10H20M00S">
            <text:p text:style-name="P15">10:20</text:p>
          </table:table-cell>
          <table:table-cell table:style-name="Table2.A1" office:value-type="string">
            <text:p text:style-name="P14">Reading minutes last meeting</text:p>
          </table:table-cell>
          <table:table-cell table:style-name="Table2.B2" office:value-type="time" office:time-value="PT00H05M00S">
            <text:p text:style-name="P15">0:05</text:p>
          </table:table-cell>
        </table:table-row>
        <table:table-row>
          <table:table-cell table:style-name="Table2.A2" office:value-type="date" office:date-value="2015-03-20">
            <text:p text:style-name="P15">20-Mar</text:p>
          </table:table-cell>
          <table:table-cell table:style-name="Table2.B2" office:value-type="time" office:time-value="PT11H10M00S">
            <text:p text:style-name="P15">11:10</text:p>
          </table:table-cell>
          <table:table-cell table:style-name="Table2.B2" office:value-type="time" office:time-value="PT11H45M00S">
            <text:p text:style-name="P15">11:45</text:p>
          </table:table-cell>
          <table:table-cell table:style-name="Table2.A1" office:value-type="string">
            <text:p text:style-name="P14">Putting Machine Design together</text:p>
          </table:table-cell>
          <table:table-cell table:style-name="Table2.B2" office:value-type="time" office:time-value="PT00H35M00S">
            <text:p text:style-name="P15">0:35</text:p>
          </table:table-cell>
        </table:table-row>
        <table:table-row>
          <table:table-cell table:style-name="Table2.A2" office:value-type="date" office:date-value="2015-03-20">
            <text:p text:style-name="P15">20-Mar</text:p>
          </table:table-cell>
          <table:table-cell table:style-name="Table2.B2" office:value-type="time" office:time-value="PT12H00M00S">
            <text:p text:style-name="P15">12:00</text:p>
          </table:table-cell>
          <table:table-cell table:style-name="Table2.B2" office:value-type="time" office:time-value="PT12H30M00S">
            <text:p text:style-name="P15">12:30</text:p>
          </table:table-cell>
          <table:table-cell table:style-name="Table2.A1" office:value-type="string">
            <text:p text:style-name="P14">Preparing presentation</text:p>
          </table:table-cell>
          <table:table-cell table:style-name="Table2.B2" office:value-type="time" office:time-value="PT00H30M00S">
            <text:p text:style-name="P15">0:30</text:p>
          </table:table-cell>
        </table:table-row>
      </table:table>
      <text:p text:style-name="P8"/>
      <text:h text:style-name="P31" text:outline-level="1"><text:span text:style-name="T8">Rolf Verschuuren</text:span></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Date</text:p>
          </table:table-cell>
          <table:table-cell table:style-name="Table3.A1" office:value-type="string">
            <text:p text:style-name="P14">Time Start</text:p>
          </table:table-cell>
          <table:table-cell table:style-name="Table3.A1" office:value-type="string">
            <text:p text:style-name="P14">Time Stop</text:p>
          </table:table-cell>
          <table:table-cell table:style-name="Table3.A1" office:value-type="string">
            <text:p text:style-name="P14">Action</text:p>
          </table:table-cell>
          <table:table-cell table:style-name="Table3.A1" office:value-type="string">
            <text:p text:style-name="P14">Time</text:p>
          </table:table-cell>
        </table:table-row>
        <table:table-row>
          <table:table-cell table:style-name="Table3.A1" office:value-type="string">
            <text:p text:style-name="P15">5-Feb</text:p>
          </table:table-cell>
          <table:table-cell table:style-name="Table3.A1" office:value-type="string">
            <text:p text:style-name="P45">11:00</text:p>
          </table:table-cell>
          <table:table-cell table:style-name="Table3.A1" office:value-type="string">
            <text:p text:style-name="P45">16:00</text:p>
          </table:table-cell>
          <table:table-cell table:style-name="Table3.A1" office:value-type="string">
            <text:p text:style-name="P14">Individual Assignment (Abstract Project Guide)</text:p>
          </table:table-cell>
          <table:table-cell table:style-name="Table3.E2" office:value-type="time" office:time-value="PT05H00M00S">
            <text:p text:style-name="P15">5:00</text:p>
          </table:table-cell>
        </table:table-row>
        <table:table-row>
          <table:table-cell table:style-name="Table3.A3" office:value-type="date" office:date-value="2015-02-06">
            <text:p text:style-name="P15">6-Feb</text:p>
          </table:table-cell>
          <table:table-cell table:style-name="Table3.A1" office:value-type="string">
            <text:p text:style-name="P33">10:30</text:p>
          </table:table-cell>
          <table:table-cell table:style-name="Table3.A1" office:value-type="string">
            <text:p text:style-name="P34">10:50</text:p>
          </table:table-cell>
          <table:table-cell table:style-name="Table3.A1" office:value-type="string">
            <text:p text:style-name="P14">Meeting</text:p>
          </table:table-cell>
          <table:table-cell table:style-name="Table3.E2" office:value-type="time" office:time-value="PT00H20M00S">
            <text:p text:style-name="P15">0:20</text:p>
          </table:table-cell>
        </table:table-row>
        <table:table-row>
          <table:table-cell table:style-name="Table3.A3" office:value-type="date" office:date-value="2015-02-06">
            <text:p text:style-name="P15">6-Feb</text:p>
          </table:table-cell>
          <table:table-cell table:style-name="Table3.A1" office:value-type="string">
            <text:p text:style-name="P33">11:00</text:p>
          </table:table-cell>
          <table:table-cell table:style-name="Table3.A1" office:value-type="string">
            <text:p text:style-name="P34">15:15</text:p>
          </table:table-cell>
          <table:table-cell table:style-name="Table3.A1" office:value-type="string">
            <text:p text:style-name="P14">Orientation</text:p>
          </table:table-cell>
          <table:table-cell table:style-name="Table3.E2" office:value-type="time" office:time-value="PT04H15M00S">
            <text:p text:style-name="P15">4:15</text:p>
          </table:table-cell>
        </table:table-row>
        <table:table-row>
          <table:table-cell table:style-name="Table3.A3" office:value-type="date" office:date-value="2015-02-09">
            <text:p text:style-name="P15">9-Feb</text:p>
          </table:table-cell>
          <table:table-cell table:style-name="Table3.A1" office:value-type="string">
            <text:p text:style-name="P33">11:30</text:p>
          </table:table-cell>
          <table:table-cell table:style-name="Table3.A1" office:value-type="string">
            <text:p text:style-name="P34">14:00</text:p>
          </table:table-cell>
          <table:table-cell table:style-name="Table3.A1" office:value-type="string">
            <text:p text:style-name="P14">Misc, logbook</text:p>
          </table:table-cell>
          <table:table-cell table:style-name="Table3.E2" office:value-type="time" office:time-value="PT02H30M00S">
            <text:p text:style-name="P15">2:30</text:p>
          </table:table-cell>
        </table:table-row>
        <table:table-row>
          <table:table-cell table:style-name="Table3.A3" office:value-type="date" office:date-value="2015-02-10">
            <text:p text:style-name="P15">10-Feb</text:p>
          </table:table-cell>
          <table:table-cell table:style-name="Table3.A1" office:value-type="string">
            <text:p text:style-name="P33">10:45</text:p>
          </table:table-cell>
          <table:table-cell table:style-name="Table3.A1" office:value-type="string">
            <text:p text:style-name="P34">12:20</text:p>
          </table:table-cell>
          <table:table-cell table:style-name="Table3.A1" office:value-type="string">
            <text:p text:style-name="P14">Misc</text:p>
          </table:table-cell>
          <table:table-cell table:style-name="Table3.E2" office:value-type="time" office:time-value="PT01H35M00S">
            <text:p text:style-name="P15">1:35</text:p>
          </table:table-cell>
        </table:table-row>
        <table:table-row>
          <table:table-cell table:style-name="Table3.A3" office:value-type="date" office:date-value="2015-02-10">
            <text:p text:style-name="P15">10-Feb</text:p>
          </table:table-cell>
          <table:table-cell table:style-name="Table3.A1" office:value-type="string">
            <text:p text:style-name="P33">12:30</text:p>
          </table:table-cell>
          <table:table-cell table:style-name="Table3.A1" office:value-type="string">
            <text:p text:style-name="P34">13: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2-10">
            <text:p text:style-name="P15">10-Feb</text:p>
          </table:table-cell>
          <table:table-cell table:style-name="Table3.A1" office:value-type="string">
            <text:p text:style-name="P33">13:10</text:p>
          </table:table-cell>
          <table:table-cell table:style-name="Table3.A1" office:value-type="string">
            <text:p text:style-name="P34">14:30</text:p>
          </table:table-cell>
          <table:table-cell table:style-name="Table3.A1" office:value-type="string">
            <text:p text:style-name="P14">Work Plan + Orientation</text:p>
          </table:table-cell>
          <table:table-cell table:style-name="Table3.E2" office:value-type="time" office:time-value="PT01H20M00S">
            <text:p text:style-name="P15">1:20</text:p>
          </table:table-cell>
        </table:table-row>
        <table:table-row>
          <table:table-cell table:style-name="Table3.A3" office:value-type="date" office:date-value="2015-02-13">
            <text:p text:style-name="P15">13-Feb</text:p>
          </table:table-cell>
          <table:table-cell table:style-name="Table3.A1" office:value-type="string">
            <text:p text:style-name="P33">10:40</text:p>
          </table:table-cell>
          <table:table-cell table:style-name="Table3.A1" office:value-type="string">
            <text:p text:style-name="P34">11:15</text:p>
          </table:table-cell>
          <table:table-cell table:style-name="Table3.A1" office:value-type="string">
            <text:p text:style-name="P14">Meeting</text:p>
          </table:table-cell>
          <table:table-cell table:style-name="Table3.E2" office:value-type="time" office:time-value="PT00H35M00S">
            <text:p text:style-name="P15">0:35</text:p>
          </table:table-cell>
        </table:table-row>
        <table:table-row>
          <table:table-cell table:style-name="Table3.A3" office:value-type="date" office:date-value="2015-02-13">
            <text:p text:style-name="P15">13-Feb</text:p>
          </table:table-cell>
          <table:table-cell table:style-name="Table3.A1" office:value-type="string">
            <text:p text:style-name="P33">11:15</text:p>
          </table:table-cell>
          <table:table-cell table:style-name="Table3.A1" office:value-type="string">
            <text:p text:style-name="P34">14:45</text:p>
          </table:table-cell>
          <table:table-cell table:style-name="Table3.A1" office:value-type="string">
            <text:p text:style-name="P14">Work Plan</text:p>
          </table:table-cell>
          <table:table-cell table:style-name="Table3.E2" office:value-type="time" office:time-value="PT03H30M00S">
            <text:p text:style-name="P15">3:30</text:p>
          </table:table-cell>
        </table:table-row>
        <table:table-row>
          <table:table-cell table:style-name="Table3.A3" office:value-type="date" office:date-value="2015-02-14">
            <text:p text:style-name="P15">14-Feb</text:p>
          </table:table-cell>
          <table:table-cell table:style-name="Table3.A1" office:value-type="string">
            <text:p text:style-name="P33">11:00</text:p>
          </table:table-cell>
          <table:table-cell table:style-name="Table3.A1" office:value-type="string">
            <text:p text:style-name="P34">11:30</text:p>
          </table:table-cell>
          <table:table-cell table:style-name="Table3.A1" office:value-type="string">
            <text:p text:style-name="P14">Work Plan</text:p>
          </table:table-cell>
          <table:table-cell table:style-name="Table3.E2" office:value-type="time" office:time-value="PT00H30M00S">
            <text:p text:style-name="P15">0:30</text:p>
          </table:table-cell>
        </table:table-row>
        <table:table-row>
          <table:table-cell table:style-name="Table3.A3" office:value-type="date" office:date-value="2015-02-14">
            <text:p text:style-name="P15">14-Feb</text:p>
          </table:table-cell>
          <table:table-cell table:style-name="Table3.A1" office:value-type="string">
            <text:p text:style-name="P33">11:30</text:p>
          </table:table-cell>
          <table:table-cell table:style-name="Table3.A1" office:value-type="string">
            <text:p text:style-name="P34">12:00</text:p>
          </table:table-cell>
          <table:table-cell table:style-name="Table3.A1" office:value-type="string">
            <text:p text:style-name="P14">Misc, logbook</text:p>
          </table:table-cell>
          <table:table-cell table:style-name="Table3.E2" office:value-type="time" office:time-value="PT00H30M00S">
            <text:p text:style-name="P15">0:30</text:p>
          </table:table-cell>
        </table:table-row>
        <table:table-row>
          <table:table-cell table:style-name="Table3.A3" office:value-type="date" office:date-value="2015-02-15">
            <text:p text:style-name="P15">15-Feb</text:p>
          </table:table-cell>
          <table:table-cell table:style-name="Table3.A1" office:value-type="string">
            <text:p text:style-name="P33">13:45</text:p>
          </table:table-cell>
          <table:table-cell table:style-name="Table3.A1" office:value-type="string">
            <text:p text:style-name="P34">15:00</text:p>
          </table:table-cell>
          <table:table-cell table:style-name="Table3.A1" office:value-type="string">
            <text:p text:style-name="P14">Work Plan</text:p>
          </table:table-cell>
          <table:table-cell table:style-name="Table3.E2" office:value-type="time" office:time-value="PT01H15M00S">
            <text:p text:style-name="P15">1:15</text:p>
          </table:table-cell>
        </table:table-row>
        <table:table-row>
          <table:table-cell table:style-name="Table3.A3" office:value-type="date" office:date-value="2015-02-24">
            <text:p text:style-name="P15">24-Feb</text:p>
          </table:table-cell>
          <table:table-cell table:style-name="Table3.A1" office:value-type="string">
            <text:p text:style-name="P33">10:30</text:p>
          </table:table-cell>
          <table:table-cell table:style-name="Table3.A1" office:value-type="string">
            <text:p text:style-name="P34">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3" office:value-type="date" office:date-value="2015-02-25">
            <text:p text:style-name="P15">25-Feb</text:p>
          </table:table-cell>
          <table:table-cell table:style-name="Table3.A1" office:value-type="string">
            <text:p text:style-name="P33">11:30</text:p>
          </table:table-cell>
          <table:table-cell table:style-name="Table3.A1" office:value-type="string">
            <text:p text:style-name="P34">15:30</text:p>
          </table:table-cell>
          <table:table-cell table:style-name="Table3.A1" office:value-type="string">
            <text:p text:style-name="P38">Machine Design</text:p>
          </table:table-cell>
          <table:table-cell table:style-name="Table3.E2" office:value-type="time" office:time-value="PT04H00M00S">
            <text:p text:style-name="P15">4:00</text:p>
          </table:table-cell>
        </table:table-row>
        <table:table-row>
          <table:table-cell table:style-name="Table3.A3" office:value-type="date" office:date-value="2015-02-25">
            <text:p text:style-name="P15">25-Feb</text:p>
          </table:table-cell>
          <table:table-cell table:style-name="Table3.A1" office:value-type="string">
            <text:p text:style-name="P33">12:30</text:p>
          </table:table-cell>
          <table:table-cell table:style-name="Table3.A1" office:value-type="string">
            <text:p text:style-name="P34">17:30</text:p>
          </table:table-cell>
          <table:table-cell table:style-name="Table3.A1" office:value-type="string">
            <text:p text:style-name="P14">Design of the Sorting Machine</text:p>
          </table:table-cell>
          <table:table-cell table:style-name="Table3.E2" office:value-type="time" office:time-value="PT05H00M00S">
            <text:p text:style-name="P15">5:00</text:p>
          </table:table-cell>
        </table:table-row>
        <table:table-row>
          <table:table-cell table:style-name="Table3.A3" office:value-type="date" office:date-value="2015-02-25">
            <text:p text:style-name="P15">25-Feb</text:p>
          </table:table-cell>
          <table:table-cell table:style-name="Table3.A1" office:value-type="string">
            <text:p text:style-name="P33">9:00</text:p>
          </table:table-cell>
          <table:table-cell table:style-name="Table3.A1" office:value-type="string">
            <text:p text:style-name="P34">10:00</text:p>
          </table:table-cell>
          <table:table-cell table:style-name="Table3.A1" office:value-type="string">
            <text:p text:style-name="P14">Design of the Sorting Machine</text:p>
          </table:table-cell>
          <table:table-cell table:style-name="Table3.E2" office:value-type="time" office:time-value="PT01H00M00S">
            <text:p text:style-name="P15">1:00</text:p>
          </table:table-cell>
        </table:table-row>
        <table:table-row>
          <table:table-cell table:style-name="Table3.A3" office:value-type="date" office:date-value="2015-02-27">
            <text:p text:style-name="P15">27-Feb</text:p>
          </table:table-cell>
          <table:table-cell table:style-name="Table3.A1" office:value-type="string">
            <text:p text:style-name="P33">11:00</text:p>
          </table:table-cell>
          <table:table-cell table:style-name="Table3.A1" office:value-type="string">
            <text:p text:style-name="P34">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2-27">
            <text:p text:style-name="P15">27-Feb</text:p>
          </table:table-cell>
          <table:table-cell table:style-name="Table3.A1" office:value-type="string">
            <text:p text:style-name="P33">11:45</text:p>
          </table:table-cell>
          <table:table-cell table:style-name="Table3.A1" office:value-type="string">
            <text:p text:style-name="P34">17:00</text:p>
          </table:table-cell>
          <table:table-cell table:style-name="Table3.A1" office:value-type="string">
            <text:p text:style-name="P14">Design of the Sorting Machine + Work Plan</text:p>
          </table:table-cell>
          <table:table-cell table:style-name="Table3.E2" office:value-type="time" office:time-value="PT05H15M00S">
            <text:p text:style-name="P15">5:15</text:p>
          </table:table-cell>
        </table:table-row>
        <table:table-row>
          <table:table-cell table:style-name="Table3.A3" office:value-type="date" office:date-value="2015-03-03">
            <text:p text:style-name="P15">3-Mar</text:p>
          </table:table-cell>
          <table:table-cell table:style-name="Table3.A1" office:value-type="string">
            <text:p text:style-name="P33">10:30</text:p>
          </table:table-cell>
          <table:table-cell table:style-name="Table3.A1" office:value-type="string">
            <text:p text:style-name="P34">11:30</text:p>
          </table:table-cell>
          <table:table-cell table:style-name="Table3.A1" office:value-type="string">
            <text:p text:style-name="P14">Meeting</text:p>
          </table:table-cell>
          <table:table-cell table:style-name="Table3.E2" office:value-type="time" office:time-value="-PT23H00M00S">
            <text:p text:style-name="P15">1:00</text:p>
          </table:table-cell>
        </table:table-row>
        <table:table-row>
          <table:table-cell table:style-name="Table3.A3" office:value-type="date" office:date-value="2015-03-03">
            <text:p text:style-name="P18">3-Mar</text:p>
          </table:table-cell>
          <table:table-cell table:style-name="Table3.A1" office:value-type="string">
            <text:p text:style-name="P33">11:30</text:p>
          </table:table-cell>
          <table:table-cell table:style-name="Table3.A1" office:value-type="string">
            <text:p text:style-name="P34">17:30</text:p>
          </table:table-cell>
          <table:table-cell table:style-name="Table3.A1" office:value-type="string">
            <text:p text:style-name="P19">Work Plan v3</text:p>
          </table:table-cell>
          <table:table-cell table:style-name="Table3.E2" office:value-type="time" office:time-value="PT06H00M00S">
            <text:p text:style-name="P40">6:00</text:p>
          </table:table-cell>
        </table:table-row>
        <table:table-row>
          <table:table-cell table:style-name="Table3.A3" office:value-type="date" office:date-value="2015-03-04">
            <text:p text:style-name="P15">4-Mar</text:p>
          </table:table-cell>
          <table:table-cell table:style-name="Table3.A1" office:value-type="string">
            <text:p text:style-name="P33">12:30</text:p>
          </table:table-cell>
          <table:table-cell table:style-name="Table3.A1" office:value-type="string">
            <text:p text:style-name="P34">18:30</text:p>
          </table:table-cell>
          <table:table-cell table:style-name="Table3.A1" office:value-type="string">
            <text:p text:style-name="P14">Machine design validation and testing, work plan v3, polish of machine design</text:p>
          </table:table-cell>
          <table:table-cell table:style-name="Table3.E2" office:value-type="time" office:time-value="PT06H00M00S">
            <text:p text:style-name="P15">6:00</text:p>
          </table:table-cell>
        </table:table-row>
        <table:table-row>
          <table:table-cell table:style-name="Table3.A3" office:value-type="date" office:date-value="2015-03-06">
            <text:p text:style-name="P15">6-Mar</text:p>
          </table:table-cell>
          <table:table-cell table:style-name="Table3.A1" office:value-type="string">
            <text:p text:style-name="P33">11:00</text:p>
          </table:table-cell>
          <table:table-cell table:style-name="Table3.A1" office:value-type="string">
            <text:p text:style-name="P34">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3-06">
            <text:p text:style-name="P15">6-Mar</text:p>
          </table:table-cell>
          <table:table-cell table:style-name="Table3.A1" office:value-type="string">
            <text:p text:style-name="P33">11:45</text:p>
          </table:table-cell>
          <table:table-cell table:style-name="Table3.A1" office:value-type="string">
            <text:p text:style-name="P34">17:00</text:p>
          </table:table-cell>
          <table:table-cell table:style-name="Table3.A1" office:value-type="string">
            <text:p text:style-name="P14">Software specification inputs and outputs, finite state automaton, state descriptions</text:p>
          </table:table-cell>
          <table:table-cell table:style-name="Table3.E2" office:value-type="time" office:time-value="PT05H15M00S">
            <text:p text:style-name="P15">5:15</text:p>
          </table:table-cell>
        </table:table-row>
        <table:table-row>
          <table:table-cell table:style-name="Table3.A3" office:value-type="date" office:date-value="2015-03-10">
            <text:p text:style-name="P15">10-Mar</text:p>
          </table:table-cell>
          <table:table-cell table:style-name="Table3.A1" office:value-type="string">
            <text:p text:style-name="P33">10:30</text:p>
          </table:table-cell>
          <table:table-cell table:style-name="Table3.A1" office:value-type="string">
            <text:p text:style-name="P34">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1" office:value-type="string">
            <text:p text:style-name="P39">10-Mar</text:p>
          </table:table-cell>
          <table:table-cell table:style-name="Table3.A1" office:value-type="string">
            <text:p text:style-name="P33">11:30</text:p>
          </table:table-cell>
          <table:table-cell table:style-name="Table3.A1" office:value-type="string">
            <text:p text:style-name="P34">16:30</text:p>
          </table:table-cell>
          <table:table-cell table:style-name="Table3.A1" office:value-type="string">
            <text:p text:style-name="P14">Software specification document layout, etc</text:p>
          </table:table-cell>
          <table:table-cell table:style-name="Table3.E2" office:value-type="time" office:time-value="PT05H00M00S">
            <text:p text:style-name="P15">5:00</text:p>
          </table:table-cell>
        </table:table-row>
        <table:table-row>
          <table:table-cell table:style-name="Table3.A3" office:value-type="date" office:date-value="2015-03-11">
            <text:p text:style-name="P15">11-Mar</text:p>
          </table:table-cell>
          <table:table-cell table:style-name="Table3.A1" office:value-type="string">
            <text:p text:style-name="P33">12:30</text:p>
          </table:table-cell>
          <table:table-cell table:style-name="Table3.A1" office:value-type="string">
            <text:p text:style-name="P34">18:30</text:p>
          </table:table-cell>
          <table:table-cell table:style-name="Table3.A1" office:value-type="string">
            <text:p text:style-name="P14">Software specification finalizing document, writing validations, documenting decisions</text:p>
          </table:table-cell>
          <table:table-cell table:style-name="Table3.E2" office:value-type="time" office:time-value="PT06H00M00S">
            <text:p text:style-name="P15">6:00</text:p>
          </table:table-cell>
        </table:table-row>
        <table:table-row>
          <table:table-cell table:style-name="Table3.A3" office:value-type="date" office:date-value="2015-03-13">
            <text:p text:style-name="P15">13-Mar</text:p>
          </table:table-cell>
          <table:table-cell table:style-name="Table3.A1" office:value-type="string">
            <text:p text:style-name="P33">10:30</text:p>
          </table:table-cell>
          <table:table-cell table:style-name="Table3.A1" office:value-type="string">
            <text:p text:style-name="P34">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3">
            <text:p text:style-name="P15">13-Mar</text:p>
          </table:table-cell>
          <table:table-cell table:style-name="Table3.A1" office:value-type="string">
            <text:p text:style-name="P33">11:00</text:p>
          </table:table-cell>
          <table:table-cell table:style-name="Table3.A1" office:value-type="string">
            <text:p text:style-name="P34">16:00</text:p>
          </table:table-cell>
          <table:table-cell table:style-name="Table3.A1" office:value-type="string">
            <text:p text:style-name="P14">SS revision based on feedback</text:p>
          </table:table-cell>
          <table:table-cell table:style-name="Table3.E2" office:value-type="time" office:time-value="PT05H00M00S">
            <text:p text:style-name="P15">5:00</text:p>
          </table:table-cell>
        </table:table-row>
        <table:table-row>
          <table:table-cell table:style-name="Table3.A3" office:value-type="date" office:date-value="2015-03-17">
            <text:p text:style-name="P15">17-Mar</text:p>
          </table:table-cell>
          <table:table-cell table:style-name="Table3.A1" office:value-type="string">
            <text:p text:style-name="P33">10:30</text:p>
          </table:table-cell>
          <table:table-cell table:style-name="Table3.A1" office:value-type="string">
            <text:p text:style-name="P34">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7">
            <text:p text:style-name="P15">17-Mar</text:p>
          </table:table-cell>
          <table:table-cell table:style-name="Table3.A1" office:value-type="string">
            <text:p text:style-name="P33">11:00</text:p>
          </table:table-cell>
          <table:table-cell table:style-name="Table3.A1" office:value-type="string">
            <text:p text:style-name="P34">15:00</text:p>
          </table:table-cell>
          <table:table-cell table:style-name="Table3.A1" office:value-type="string">
            <text:p text:style-name="P14">Software Design</text:p>
          </table:table-cell>
          <table:table-cell table:style-name="Table3.E2" office:value-type="time" office:time-value="PT04H00M00S">
            <text:p text:style-name="P15">4:00</text:p>
          </table:table-cell>
        </table:table-row>
        <table:table-row>
          <table:table-cell table:style-name="Table3.A3" office:value-type="date" office:date-value="2015-03-18">
            <text:p text:style-name="P15">18-Mar</text:p>
          </table:table-cell>
          <table:table-cell table:style-name="Table3.A1" office:value-type="string">
            <text:p text:style-name="P33">10:30</text:p>
          </table:table-cell>
          <table:table-cell table:style-name="Table3.A1" office:value-type="string">
            <text:p text:style-name="P34">15:00</text:p>
          </table:table-cell>
          <table:table-cell table:style-name="Table3.A1" office:value-type="string">
            <text:p text:style-name="P14">Software Design</text:p>
          </table:table-cell>
          <table:table-cell table:style-name="Table3.E2" office:value-type="time" office:time-value="PT04H30M00S">
            <text:p text:style-name="P15">4:30</text:p>
          </table:table-cell>
        </table:table-row>
        <table:table-row>
          <table:table-cell table:style-name="Table3.A3" office:value-type="date" office:date-value="2015-03-20">
            <text:p text:style-name="P15">20-Mar</text:p>
          </table:table-cell>
          <table:table-cell table:style-name="Table3.A1" office:value-type="string">
            <text:p text:style-name="P33">12:00</text:p>
          </table:table-cell>
          <table:table-cell table:style-name="Table3.A1" office:value-type="string">
            <text:p text:style-name="P35">15:00</text:p>
          </table:table-cell>
          <table:table-cell table:style-name="Table3.A1" office:value-type="string">
            <text:p text:style-name="P14">Logbook stuff for deliverable</text:p>
          </table:table-cell>
          <table:table-cell table:style-name="Table3.E2" office:value-type="time" office:time-value="PT00H00M00S">
            <text:p text:style-name="P15">0:00</text:p>
          </table:table-cell>
        </table:table-row>
      </table:table>
      <text:h text:style-name="P30" text:outline-level="1"><text:bookmark-start text:name="__RefHeading__6432_762430891"/><text:span text:style-name="T9">Stefan van den Berg</text:span><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Date</text:p>
          </table:table-cell>
          <table:table-cell table:style-name="Table4.A1" office:value-type="string">
            <text:p text:style-name="P14">Time Start</text:p>
          </table:table-cell>
          <table:table-cell table:style-name="Table4.A1" office:value-type="string">
            <text:p text:style-name="P14">Time Stop</text:p>
          </table:table-cell>
          <table:table-cell table:style-name="Table4.A1" office:value-type="string">
            <text:p text:style-name="P14">Action</text:p>
          </table:table-cell>
          <table:table-cell table:style-name="Table4.A1" office:value-type="string">
            <text:p text:style-name="P14">Time</text:p>
          </table:table-cell>
        </table:table-row>
        <table:table-row table:style-name="Table4.1">
          <table:table-cell table:style-name="Table4.A2" office:value-type="date" office:date-value="2015-02-03">
            <text:p text:style-name="P15">3-Feb</text:p>
          </table:table-cell>
          <table:table-cell table:style-name="Table4.B2" office:value-type="time" office:time-value="PT09H30M00S">
            <text:p text:style-name="P15">9:30</text:p>
          </table:table-cell>
          <table:table-cell table:style-name="Table4.B2" office:value-type="time" office:time-value="PT12H00M00S">
            <text:p text:style-name="P15">12:00</text:p>
          </table:table-cell>
          <table:table-cell table:style-name="Table4.A1" office:value-type="string">
            <text:p text:style-name="P14">Orientation</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2-04">
            <text:p text:style-name="P15">4-Feb</text:p>
          </table:table-cell>
          <table:table-cell table:style-name="Table4.B2" office:value-type="time" office:time-value="PT12H45M00S">
            <text:p text:style-name="P15">12:45</text:p>
          </table:table-cell>
          <table:table-cell table:style-name="Table4.B2" office:value-type="time" office:time-value="PT14H10M00S">
            <text:p text:style-name="P15">14:10</text:p>
          </table:table-cell>
          <table:table-cell table:style-name="Table4.A1" office:value-type="string">
            <text:p text:style-name="P14">Indivual Assignment</text:p>
          </table:table-cell>
          <table:table-cell table:style-name="Table4.B2" office:value-type="time" office:time-value="PT01H25M00S">
            <text:p text:style-name="P15">1:25</text:p>
          </table:table-cell>
        </table:table-row>
        <table:table-row table:style-name="Table4.1">
          <table:table-cell table:style-name="Table4.A2" office:value-type="date" office:date-value="2015-02-05">
            <text:p text:style-name="P15">5-Feb</text:p>
          </table:table-cell>
          <table:table-cell table:style-name="Table4.B2" office:value-type="time" office:time-value="PT12H00M00S">
            <text:p text:style-name="P15">12:00</text:p>
          </table:table-cell>
          <table:table-cell table:style-name="Table4.B2" office:value-type="time" office:time-value="PT16H00M00S">
            <text:p text:style-name="P15">16:00</text:p>
          </table:table-cell>
          <table:table-cell table:style-name="Table4.A1" office:value-type="string">
            <text:p text:style-name="P14">Indivual Assignment</text:p>
          </table:table-cell>
          <table:table-cell table:style-name="Table4.B2" office:value-type="time" office:time-value="PT04H00M00S">
            <text:p text:style-name="P15">4:00</text:p>
          </table:table-cell>
        </table:table-row>
        <table:table-row table:style-name="Table4.1">
          <table:table-cell table:style-name="Table4.A2" office:value-type="date" office:date-value="2015-02-06">
            <text:p text:style-name="P15">6-Feb</text:p>
          </table:table-cell>
          <table:table-cell table:style-name="Table4.B2" office:value-type="time" office:time-value="PT08H30M00S">
            <text:p text:style-name="P15">8:30</text:p>
          </table:table-cell>
          <table:table-cell table:style-name="Table4.B2" office:value-type="time" office:time-value="PT15H15M00S">
            <text:p text:style-name="P15">15:15</text:p>
          </table:table-cell>
          <table:table-cell table:style-name="Table4.A1" office:value-type="string">
            <text:p text:style-name="P14">Orientation</text:p>
          </table:table-cell>
          <table:table-cell table:style-name="Table4.B2" office:value-type="time" office:time-value="PT06H45M00S">
            <text:p text:style-name="P15">6:45</text:p>
          </table:table-cell>
        </table:table-row>
        <table:table-row table:style-name="Table4.1">
          <table:table-cell table:style-name="Table4.A2" office:value-type="date" office:date-value="2015-02-10">
            <text:p text:style-name="P15">10-Feb</text:p>
          </table:table-cell>
          <table:table-cell table:style-name="Table4.B2" office:value-type="time" office:time-value="PT10H45M00S">
            <text:p text:style-name="P15">10:45</text:p>
          </table:table-cell>
          <table:table-cell table:style-name="Table4.B2" office:value-type="time" office:time-value="PT12H19M59S">
            <text:p text:style-name="P15">12:19</text:p>
          </table:table-cell>
          <table:table-cell table:style-name="Table4.A1" office:value-type="string">
            <text:p text:style-name="P14">Orientation</text:p>
          </table:table-cell>
          <table:table-cell table:style-name="Table4.B2" office:value-type="time" office:time-value="PT01H34M59S">
            <text:p text:style-name="P15">1:34</text:p>
          </table:table-cell>
        </table:table-row>
        <table:table-row table:style-name="Table4.1">
          <table:table-cell table:style-name="Table4.A2" office:value-type="date" office:date-value="2015-02-10">
            <text:p text:style-name="P15">10-Feb</text:p>
          </table:table-cell>
          <table:table-cell table:style-name="Table4.B2" office:value-type="time" office:time-value="PT12H30M00S">
            <text:p text:style-name="P15">12:30</text:p>
          </table:table-cell>
          <table:table-cell table:style-name="Table4.B2" office:value-type="time" office:time-value="PT13H00M00S">
            <text:p text:style-name="P15">13: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10">
            <text:p text:style-name="P15">10-Feb</text:p>
          </table:table-cell>
          <table:table-cell table:style-name="Table4.B2" office:value-type="time" office:time-value="PT13H10M00S">
            <text:p text:style-name="P15">13:10</text:p>
          </table:table-cell>
          <table:table-cell table:style-name="Table4.B2" office:value-type="time" office:time-value="PT16H30M00S">
            <text:p text:style-name="P15">16:30</text:p>
          </table:table-cell>
          <table:table-cell table:style-name="Table4.A1" office:value-type="string">
            <text:p text:style-name="P14">Orientation</text:p>
          </table:table-cell>
          <table:table-cell table:style-name="Table4.B2" office:value-type="time" office:time-value="PT03H20M00S">
            <text:p text:style-name="P15">3:20</text:p>
          </table:table-cell>
        </table:table-row>
        <table:table-row table:style-name="Table4.1">
          <table:table-cell table:style-name="Table4.A2" office:value-type="date" office:date-value="2015-02-11">
            <text:p text:style-name="P15">11-Feb</text:p>
          </table:table-cell>
          <table:table-cell table:style-name="Table4.B2" office:value-type="time" office:time-value="PT12H45M00S">
            <text:p text:style-name="P15">12:45</text:p>
          </table:table-cell>
          <table:table-cell table:style-name="Table4.B2" office:value-type="time" office:time-value="PT18H19M59S">
            <text:p text:style-name="P15">18:19</text:p>
          </table:table-cell>
          <table:table-cell table:style-name="Table4.A1" office:value-type="string">
            <text:p text:style-name="P14">Orientation</text:p>
          </table:table-cell>
          <table:table-cell table:style-name="Table4.B2" office:value-type="time" office:time-value="PT05H34M59S">
            <text:p text:style-name="P15">5:34</text:p>
          </table:table-cell>
        </table:table-row>
        <table:table-row table:style-name="Table4.1">
          <table:table-cell table:style-name="Table4.A2" office:value-type="date" office:date-value="2015-02-11">
            <text:p text:style-name="P15">11-Feb</text:p>
          </table:table-cell>
          <table:table-cell table:style-name="Table4.B2" office:value-type="time" office:time-value="PT18H19M59S">
            <text:p text:style-name="P15">18:19</text:p>
          </table:table-cell>
          <table:table-cell table:style-name="Table4.B2" office:value-type="time" office:time-value="PT19H00M00S">
            <text:p text:style-name="P15">19:00</text:p>
          </table:table-cell>
          <table:table-cell table:style-name="Table4.A1" office:value-type="string">
            <text:p text:style-name="P14">Orientation</text:p>
          </table:table-cell>
          <table:table-cell table:style-name="Table4.B2" office:value-type="time" office:time-value="PT00H40M01S">
            <text:p text:style-name="P15">0:40</text:p>
          </table:table-cell>
        </table:table-row>
        <table:table-row table:style-name="Table4.1">
          <table:table-cell table:style-name="Table4.A2" office:value-type="date" office:date-value="2015-02-12">
            <text:p text:style-name="P15">12-Feb</text:p>
          </table:table-cell>
          <table:table-cell table:style-name="Table4.B2" office:value-type="time" office:time-value="PT16H30M00S">
            <text:p text:style-name="P15">16:30</text:p>
          </table:table-cell>
          <table:table-cell table:style-name="Table4.B2" office:value-type="time" office:time-value="PT16H45M00S">
            <text:p text:style-name="P15">16:45</text:p>
          </table:table-cell>
          <table:table-cell table:style-name="Table4.A1" office:value-type="string">
            <text:p text:style-name="P14">Orientation</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12">
            <text:p text:style-name="P15">12-Feb</text:p>
          </table:table-cell>
          <table:table-cell table:style-name="Table4.B2" office:value-type="time" office:time-value="PT17H45M00S">
            <text:p text:style-name="P15">17:45</text:p>
          </table:table-cell>
          <table:table-cell table:style-name="Table4.B2" office:value-type="time" office:time-value="PT18H09M59S">
            <text:p text:style-name="P15">18:09</text:p>
          </table:table-cell>
          <table:table-cell table:style-name="Table4.A1" office:value-type="string">
            <text:p text:style-name="P14">Orientation</text:p>
          </table:table-cell>
          <table:table-cell table:style-name="Table4.B2" office:value-type="time" office:time-value="PT00H24M59S">
            <text:p text:style-name="P15">0:24</text:p>
          </table:table-cell>
        </table:table-row>
        <table:table-row table:style-name="Table4.1">
          <table:table-cell table:style-name="Table4.A2" office:value-type="date" office:date-value="2015-02-13">
            <text:p text:style-name="P15">13-Feb</text:p>
          </table:table-cell>
          <table:table-cell table:style-name="Table4.B2" office:value-type="time" office:time-value="PT13H00M00S">
            <text:p text:style-name="P15">13:00</text:p>
          </table:table-cell>
          <table:table-cell table:style-name="Table4.B2" office:value-type="time" office:time-value="PT13H25M00S">
            <text:p text:style-name="P15">13:25</text:p>
          </table:table-cell>
          <table:table-cell table:style-name="Table4.A1" office:value-type="string">
            <text:p text:style-name="P14">Misc (Reading Minutes)</text:p>
          </table:table-cell>
          <table:table-cell table:style-name="Table4.B2" office:value-type="time" office:time-value="PT00H25M00S">
            <text:p text:style-name="P15">0:25</text:p>
          </table:table-cell>
        </table:table-row>
        <table:table-row table:style-name="Table4.1">
          <table:table-cell table:style-name="Table4.A2" office:value-type="date" office:date-value="2015-02-15">
            <text:p text:style-name="P15">15-Feb</text:p>
          </table:table-cell>
          <table:table-cell table:style-name="Table4.B2" office:value-type="time" office:time-value="PT10H30M00S">
            <text:p text:style-name="P15">10:30</text:p>
          </table:table-cell>
          <table:table-cell table:style-name="Table4.B2" office:value-type="time" office:time-value="PT10H45M00S">
            <text:p text:style-name="P15">10:45</text:p>
          </table:table-cell>
          <table:table-cell table:style-name="Table4.A1" office:value-type="string">
            <text:p text:style-name="P14">Design of the Sorting Machine</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24">
            <text:p text:style-name="P15">24-Feb</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4">
            <text:p text:style-name="P15">24-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12H00M00S">
            <text:p text:style-name="P15">12:00</text:p>
          </table:table-cell>
          <table:table-cell table:style-name="Table4.B2" office:value-type="time" office:time-value="PT17H00M00S">
            <text:p text:style-name="P15">17:0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22H00M00S">
            <text:p text:style-name="P15">22:00</text:p>
          </table:table-cell>
          <table:table-cell table:style-name="Table4.B2" office:value-type="time" office:time-value="PT23H00M00S">
            <text:p text:style-name="P15">23:0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09H00M00S">
            <text:p text:style-name="P15">9:00</text:p>
          </table:table-cell>
          <table:table-cell table:style-name="Table4.B2" office:value-type="time" office:time-value="PT09H45M00S">
            <text:p text:style-name="P15">9:45</text:p>
          </table:table-cell>
          <table:table-cell table:style-name="Table4.A1" office:value-type="string">
            <text:p text:style-name="P14">Presentation</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2-27">
            <text:p text:style-name="P15">27-Feb</text:p>
          </table:table-cell>
          <table:table-cell table:style-name="Table4.B2" office:value-type="time" office:time-value="PT10H00M00S">
            <text:p text:style-name="P15">10:00</text:p>
          </table:table-cell>
          <table:table-cell table:style-name="Table4.B2" office:value-type="time" office:time-value="PT11H00M00S">
            <text:p text:style-name="P15">11:00</text:p>
          </table:table-cell>
          <table:table-cell table:style-name="Table4.A1" office:value-type="string">
            <text:p text:style-name="P14">Presentation</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8">
            <text:p text:style-name="P15">28-Feb</text:p>
          </table:table-cell>
          <table:table-cell table:style-name="Table4.B2" office:value-type="time" office:time-value="PT11H30M00S">
            <text:p text:style-name="P15">11:30</text:p>
          </table:table-cell>
          <table:table-cell table:style-name="Table4.B2" office:value-type="time" office:time-value="PT12H30M00S">
            <text:p text:style-name="P15">12:3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8">
            <text:p text:style-name="P15">28-Feb</text:p>
          </table:table-cell>
          <table:table-cell table:style-name="Table4.B2" office:value-type="time" office:time-value="PT17H45M00S">
            <text:p text:style-name="P15">17:45</text:p>
          </table:table-cell>
          <table:table-cell table:style-name="Table4.B2" office:value-type="time" office:time-value="PT18H15M00S">
            <text:p text:style-name="P15">18:15</text:p>
          </table:table-cell>
          <table:table-cell table:style-name="Table4.A1" office:value-type="string">
            <text:p text:style-name="P14">Design of the Sorting Machine</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03">
            <text:p text:style-name="P15">3-Mar</text:p>
          </table:table-cell>
          <table:table-cell table:style-name="Table4.B2" office:value-type="time" office:time-value="PT10H30M00S">
            <text:p text:style-name="P15">10:30</text:p>
          </table:table-cell>
          <table:table-cell table:style-name="Table4.B2" office:value-type="time" office:time-value="PT10H50M00S">
            <text:p text:style-name="P15">10:50</text:p>
          </table:table-cell>
          <table:table-cell table:style-name="Table4.A1" office:value-type="string">
            <text:p text:style-name="P14">Meeting</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3">
            <text:p text:style-name="P15">3-Mar</text:p>
          </table:table-cell>
          <table:table-cell table:style-name="Table4.B2" office:value-type="time" office:time-value="PT11H00M00S">
            <text:p text:style-name="P15">11:00</text:p>
          </table:table-cell>
          <table:table-cell table:style-name="Table4.B2" office:value-type="time" office:time-value="PT13H30M00S">
            <text:p text:style-name="P15">13:30</text:p>
          </table:table-cell>
          <table:table-cell table:style-name="Table4.A1" office:value-type="string">
            <text:p text:style-name="P14">Worked on Machine interface</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3-03">
            <text:p text:style-name="P15">3-Mar</text:p>
          </table:table-cell>
          <table:table-cell table:style-name="Table4.B2" office:value-type="time" office:time-value="PT13H15M00S">
            <text:p text:style-name="P15">13:15</text:p>
          </table:table-cell>
          <table:table-cell table:style-name="Table4.B2" office:value-type="time" office:time-value="PT14H30M00S">
            <text:p text:style-name="P15">14:30</text:p>
          </table:table-cell>
          <table:table-cell table:style-name="Table4.A1" office:value-type="string">
            <text:p text:style-name="P14">Worked on Machine interface</text:p>
          </table:table-cell>
          <table:table-cell table:style-name="Table4.B2" office:value-type="time" office:time-value="PT01H15M00S">
            <text:p text:style-name="P15">1: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30M00S">
            <text:p text:style-name="P15">14:30</text:p>
          </table:table-cell>
          <table:table-cell table:style-name="Table4.B2" office:value-type="time" office:time-value="PT14H45M00S">
            <text:p text:style-name="P15">14:45</text:p>
          </table:table-cell>
          <table:table-cell table:style-name="Table4.A1" office:value-type="string">
            <text:p text:style-name="P14">Helped tudor with Test cases</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45M00S">
            <text:p text:style-name="P15">14:45</text:p>
          </table:table-cell>
          <table:table-cell table:style-name="Table4.B2" office:value-type="time" office:time-value="PT17H00M00S">
            <text:p text:style-name="P15">17:00</text:p>
          </table:table-cell>
          <table:table-cell table:style-name="Table4.A1" office:value-type="string">
            <text:p text:style-name="P14">Help on the Work plan</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4">
            <text:p text:style-name="P15">4-Mar</text:p>
          </table:table-cell>
          <table:table-cell table:style-name="Table4.B2" office:value-type="time" office:time-value="PT13H00M00S">
            <text:p text:style-name="P15">13:00</text:p>
          </table:table-cell>
          <table:table-cell table:style-name="Table4.B2" office:value-type="time" office:time-value="PT15H00M00S">
            <text:p text:style-name="P15">15:00</text:p>
          </table:table-cell>
          <table:table-cell table:style-name="Table4.A1" office:value-type="string">
            <text:p text:style-name="P14">Inputs and outputs + dependencies</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5H00M00S">
            <text:p text:style-name="P15">15:00</text:p>
          </table:table-cell>
          <table:table-cell table:style-name="Table4.B2" office:value-type="time" office:time-value="PT17H00M00S">
            <text:p text:style-name="P15">17:00</text:p>
          </table:table-cell>
          <table:table-cell table:style-name="Table4.A1" office:value-type="string">
            <text:p text:style-name="P14">Worked on validation and test case of the Machine Design</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9H00M00S">
            <text:p text:style-name="P15">19:00</text:p>
          </table:table-cell>
          <table:table-cell table:style-name="Table4.B2" office:value-type="time" office:time-value="PT19H20M00S">
            <text:p text:style-name="P15">19:20</text:p>
          </table:table-cell>
          <table:table-cell table:style-name="Table4.A1" office:value-type="string">
            <text:p text:style-name="P14">Put together files for the Machine Design</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6">
            <text:p text:style-name="P15">6-Mar</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3-06">
            <text:p text:style-name="P15">6-Mar</text:p>
          </table:table-cell>
          <table:table-cell table:style-name="Table4.B2" office:value-type="time" office:time-value="PT11H30M00S">
            <text:p text:style-name="P15">11:30</text:p>
          </table:table-cell>
          <table:table-cell table:style-name="Table4.B2" office:value-type="time" office:time-value="PT13H00M00S">
            <text:p text:style-name="P15">13:00</text:p>
          </table:table-cell>
          <table:table-cell table:style-name="Table4.A1" office:value-type="string">
            <text:p text:style-name="P14">Helped with the state diagram</text:p>
          </table:table-cell>
          <table:table-cell table:style-name="Table4.B2" office:value-type="time" office:time-value="PT01H30M00S">
            <text:p text:style-name="P15">1:30</text:p>
          </table:table-cell>
        </table:table-row>
        <table:table-row table:style-name="Table4.1">
          <table:table-cell table:style-name="Table4.A2" office:value-type="date" office:date-value="2015-03-06">
            <text:p text:style-name="P15">6-Mar</text:p>
          </table:table-cell>
          <table:table-cell table:style-name="Table4.B2" office:value-type="time" office:time-value="PT13H15M00S">
            <text:p text:style-name="P15">13:15</text:p>
          </table:table-cell>
          <table:table-cell table:style-name="Table4.B2" office:value-type="time" office:time-value="PT15H30M00S">
            <text:p text:style-name="P15">15:30</text:p>
          </table:table-cell>
          <table:table-cell table:style-name="Table4.A1" office:value-type="string">
            <text:p text:style-name="P14">Learned UPPAAL worked on the UPPAAL model</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8">
            <text:p text:style-name="P15">8-Mar</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Worked on UPPAAL</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0H30M00S">
            <text:p text:style-name="P15">10:30</text:p>
          </table:table-cell>
          <table:table-cell table:style-name="Table4.B2" office:value-type="time" office:time-value="PT11H00M00S">
            <text:p text:style-name="P15">11: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1H00M00S">
            <text:p text:style-name="P15">11:00</text:p>
          </table:table-cell>
          <table:table-cell table:style-name="Table4.B2" office:value-type="time" office:time-value="PT16H00M00S">
            <text:p text:style-name="P15">16:00</text:p>
          </table:table-cell>
          <table:table-cell table:style-name="Table4.A1" office:value-type="string">
            <text:p text:style-name="P14">Worked on UPPAAL</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3-11">
            <text:p text:style-name="P15">11-Mar</text:p>
          </table:table-cell>
          <table:table-cell table:style-name="Table4.B2" office:value-type="time" office:time-value="PT12H45M00S">
            <text:p text:style-name="P15">12:45</text:p>
          </table:table-cell>
          <table:table-cell table:style-name="Table4.B2" office:value-type="time" office:time-value="PT13H30M00S">
            <text:p text:style-name="P15">13:30</text:p>
          </table:table-cell>
          <table:table-cell table:style-name="Table4.A1" office:value-type="string">
            <text:p text:style-name="P14">Finished UPPAAL</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1">
            <text:p text:style-name="P15">11-Mar</text:p>
          </table:table-cell>
          <table:table-cell table:style-name="Table4.B2" office:value-type="time" office:time-value="PT13H30M00S">
            <text:p text:style-name="P15">13:30</text:p>
          </table:table-cell>
          <table:table-cell table:style-name="Table4.B2" office:value-type="time" office:time-value="PT18H00M00S">
            <text:p text:style-name="P15">18:00</text:p>
          </table:table-cell>
          <table:table-cell table:style-name="Table4.A1" office:value-type="string">
            <text:p text:style-name="P14">Helped finishing software specifications</text:p>
          </table:table-cell>
          <table:table-cell table:style-name="Table4.B2" office:value-type="time" office:time-value="PT04H30M00S">
            <text:p text:style-name="P15">4:30</text:p>
          </table:table-cell>
        </table:table-row>
        <table:table-row table:style-name="Table4.1">
          <table:table-cell table:style-name="Table4.A2" office:value-type="date" office:date-value="2015-03-13">
            <text:p text:style-name="P15">13-Mar</text:p>
          </table:table-cell>
          <table:table-cell table:style-name="Table4.B2" office:value-type="time" office:time-value="PT10H30M00S">
            <text:p text:style-name="P15">10:30</text:p>
          </table:table-cell>
          <table:table-cell table:style-name="Table4.B2" office:value-type="time" office:time-value="PT11H15M00S">
            <text:p text:style-name="P15">11:15</text:p>
          </table:table-cell>
          <table:table-cell table:style-name="Table4.A1" office:value-type="string">
            <text:p text:style-name="P14">meeting</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3">
            <text:p text:style-name="P15">13-Mar</text:p>
          </table:table-cell>
          <table:table-cell table:style-name="Table4.B2" office:value-type="time" office:time-value="PT11H15M00S">
            <text:p text:style-name="P15">11:15</text:p>
          </table:table-cell>
          <table:table-cell table:style-name="Table4.B2" office:value-type="time" office:time-value="PT16H00M00S">
            <text:p text:style-name="P15">16:00</text:p>
          </table:table-cell>
          <table:table-cell table:style-name="Table4.A1" office:value-type="string">
            <text:p text:style-name="P14">Improved software specifications</text:p>
          </table:table-cell>
          <table:table-cell table:style-name="Table4.B2" office:value-type="time" office:time-value="PT04H45M00S">
            <text:p text:style-name="P15">4:45</text:p>
          </table:table-cell>
        </table:table-row>
      </table:table>
      <text:h text:style-name="P26"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Date</text:p>
          </table:table-cell>
          <table:table-cell table:style-name="Table5.A1" office:value-type="string">
            <text:p text:style-name="P14">Time Start</text:p>
          </table:table-cell>
          <table:table-cell table:style-name="Table5.A1" office:value-type="string">
            <text:p text:style-name="P14">Time Stop</text:p>
          </table:table-cell>
          <table:table-cell table:style-name="Table5.A1" office:value-type="string">
            <text:p text:style-name="P14">Action</text:p>
          </table:table-cell>
          <table:table-cell table:style-name="Table5.A1" office:value-type="string">
            <text:p text:style-name="P14">Time</text:p>
          </table:table-cell>
          <table:table-cell table:style-name="Table5.A1" office:value-type="string">
            <text:p text:style-name="P14">Previous</text:p>
          </table:table-cell>
        </table:table-row>
        <table:table-row>
          <table:table-cell table:style-name="Table5.A2" office:value-type="date" office:date-value="2015-02-06">
            <text:p text:style-name="P18">6-Feb</text:p>
          </table:table-cell>
          <table:table-cell table:style-name="Table5.B2" office:value-type="time" office:time-value="PT10H30M00S">
            <text:p text:style-name="P18">10:30</text:p>
          </table:table-cell>
          <table:table-cell table:style-name="Table5.B2" office:value-type="time" office:time-value="PT10H50M00S">
            <text:p text:style-name="P18">10:50</text:p>
          </table:table-cell>
          <table:table-cell table:style-name="Table5.A1" office:value-type="string">
            <text:p text:style-name="P19">Meeting</text:p>
          </table:table-cell>
          <table:table-cell table:style-name="Table5.B2" office:value-type="time" office:time-value="PT00H20M00S">
            <text:p text:style-name="P15">0:20</text:p>
          </table:table-cell>
          <table:table-cell table:style-name="Table5.F2" office:value-type="float" office:value="0">
            <text:p text:style-name="P15">0</text:p>
          </table:table-cell>
        </table:table-row>
        <table:table-row>
          <table:table-cell table:style-name="Table5.A2" office:value-type="date" office:date-value="2015-02-06">
            <text:p text:style-name="P18">6-Feb</text:p>
          </table:table-cell>
          <table:table-cell table:style-name="Table5.B2" office:value-type="time" office:time-value="PT11H00M00S">
            <text:p text:style-name="P18">11:00</text:p>
          </table:table-cell>
          <table:table-cell table:style-name="Table5.B2" office:value-type="time" office:time-value="PT15H15M00S">
            <text:p text:style-name="P18">15:15</text:p>
          </table:table-cell>
          <table:table-cell table:style-name="Table5.A1" office:value-type="string">
            <text:p text:style-name="P19">Work Plan</text:p>
          </table:table-cell>
          <table:table-cell table:style-name="Table5.B2" office:value-type="time" office:time-value="PT04H15M00S">
            <text:p text:style-name="P15">4:15</text:p>
          </table:table-cell>
          <table:table-cell table:style-name="Table5.F2" office:value-type="float" office:value="0">
            <text:p text:style-name="P15">0</text:p>
          </table:table-cell>
        </table:table-row>
        <table:table-row>
          <table:table-cell table:style-name="Table5.A2" office:value-type="date" office:date-value="2015-02-13">
            <text:p text:style-name="P18">13-Feb</text:p>
          </table:table-cell>
          <table:table-cell table:style-name="Table5.B2" office:value-type="time" office:time-value="PT11H15M00S">
            <text:p text:style-name="P18">11:15</text:p>
          </table:table-cell>
          <table:table-cell table:style-name="Table5.B2" office:value-type="time" office:time-value="PT14H45M00S">
            <text:p text:style-name="P18">14:45</text:p>
          </table:table-cell>
          <table:table-cell table:style-name="Table5.A1" office:value-type="string">
            <text:p text:style-name="P19">Work Plan</text:p>
          </table:table-cell>
          <table:table-cell table:style-name="Table5.B2" office:value-type="time" office:time-value="PT03H30M00S">
            <text:p text:style-name="P15">3:30</text:p>
          </table:table-cell>
          <table:table-cell table:style-name="Table5.F2" office:value-type="float" office:value="1">
            <text:p text:style-name="P15">1</text:p>
          </table:table-cell>
        </table:table-row>
        <table:table-row>
          <table:table-cell table:style-name="Table5.A2" office:value-type="date" office:date-value="2015-03-03">
            <text:p text:style-name="P18">3-Mar</text:p>
          </table:table-cell>
          <table:table-cell table:style-name="Table5.B2" office:value-type="time" office:time-value="PT10H30M00S">
            <text:p text:style-name="P18">10:30</text:p>
          </table:table-cell>
          <table:table-cell table:style-name="Table5.B2" office:value-type="time" office:time-value="PT10H50M00S">
            <text:p text:style-name="P18">10:50</text:p>
          </table:table-cell>
          <table:table-cell table:style-name="Table5.A1" office:value-type="string">
            <text:p text:style-name="P19">Meeting</text:p>
          </table:table-cell>
          <table:table-cell table:style-name="Table5.B2" office:value-type="time" office:time-value="PT00H20M00S">
            <text:p text:style-name="P15">0:20</text:p>
          </table:table-cell>
          <table:table-cell table:style-name="Table5.F2" office:value-type="float" office:value="0">
            <text:p text:style-name="P15">0</text:p>
          </table:table-cell>
        </table:table-row>
        <table:table-row>
          <table:table-cell table:style-name="Table5.A2" office:value-type="date" office:date-value="2015-03-03">
            <text:p text:style-name="P18">3-Mar</text:p>
          </table:table-cell>
          <table:table-cell table:style-name="Table5.B2" office:value-type="time" office:time-value="PT11H00M00S">
            <text:p text:style-name="P18">11:00</text:p>
          </table:table-cell>
          <table:table-cell table:style-name="Table5.B2" office:value-type="time" office:time-value="PT15H30M00S">
            <text:p text:style-name="P18">15:30</text:p>
          </table:table-cell>
          <table:table-cell table:style-name="Table5.A1" office:value-type="string">
            <text:p text:style-name="P19">Machine Design</text:p>
          </table:table-cell>
          <table:table-cell table:style-name="Table5.B2" office:value-type="time" office:time-value="PT04H30M00S">
            <text:p text:style-name="P15">4:30</text:p>
          </table:table-cell>
          <table:table-cell table:style-name="Table5.F2" office:value-type="float" office:value="0">
            <text:p text:style-name="P15">0</text:p>
          </table:table-cell>
        </table:table-row>
        <table:table-row>
          <table:table-cell table:style-name="Table5.A2" office:value-type="date" office:date-value="2015-03-04">
            <text:p text:style-name="P18">4-Mar</text:p>
          </table:table-cell>
          <table:table-cell table:style-name="Table5.B2" office:value-type="time" office:time-value="PT16H00M00S">
            <text:p text:style-name="P18">16:00</text:p>
          </table:table-cell>
          <table:table-cell table:style-name="Table5.B2" office:value-type="time" office:time-value="PT17H00M00S">
            <text:p text:style-name="P18">17:00</text:p>
          </table:table-cell>
          <table:table-cell table:style-name="Table5.A1" office:value-type="string">
            <text:p text:style-name="P19">System Validation and Testing(Machine Design)</text:p>
          </table:table-cell>
          <table:table-cell table:style-name="Table5.B2" office:value-type="time" office:time-value="PT01H00M00S">
            <text:p text:style-name="P41">1:00</text:p>
          </table:table-cell>
          <table:table-cell table:style-name="Table5.F2" office:value-type="float" office:value="1">
            <text:p text:style-name="P15">1</text:p>
          </table:table-cell>
        </table:table-row>
        <table:table-row>
          <table:table-cell table:style-name="Table5.A2" office:value-type="date" office:date-value="2015-03-06">
            <text:p text:style-name="P18">6-Mar</text:p>
          </table:table-cell>
          <table:table-cell table:style-name="Table5.B2" office:value-type="time" office:time-value="PT10H30M00S">
            <text:p text:style-name="P18">10:30</text:p>
          </table:table-cell>
          <table:table-cell table:style-name="Table5.B2" office:value-type="time" office:time-value="PT11H30M00S">
            <text:p text:style-name="P18">11:30</text:p>
          </table:table-cell>
          <table:table-cell table:style-name="Table5.A1" office:value-type="string">
            <text:p text:style-name="P19">Meeting</text:p>
          </table:table-cell>
          <table:table-cell table:style-name="Table5.B2" office:value-type="time" office:time-value="PT01H00M00S">
            <text:p text:style-name="P42">1:00</text:p>
          </table:table-cell>
          <table:table-cell table:style-name="Table5.F2" office:value-type="float" office:value="0">
            <text:p text:style-name="P15">0</text:p>
          </table:table-cell>
        </table:table-row>
        <table:table-row>
          <table:table-cell table:style-name="Table5.A2" office:value-type="date" office:date-value="2015-03-06">
            <text:p text:style-name="P18">6-Mar</text:p>
          </table:table-cell>
          <table:table-cell table:style-name="Table5.B2" office:value-type="time" office:time-value="PT11H39M59S">
            <text:p text:style-name="P18">11:39</text:p>
          </table:table-cell>
          <table:table-cell table:style-name="Table5.B2" office:value-type="time" office:time-value="PT15H00M00S">
            <text:p text:style-name="P18">15:00</text:p>
          </table:table-cell>
          <table:table-cell table:style-name="Table5.A1" office:value-type="string">
            <text:p text:style-name="P19">Software Specification</text:p>
          </table:table-cell>
          <table:table-cell table:style-name="Table5.B2" office:value-type="time" office:time-value="PT02H21M00S">
            <text:p text:style-name="P42">2:21</text:p>
          </table:table-cell>
          <table:table-cell table:style-name="Table5.F2" office:value-type="float" office:value="0">
            <text:p text:style-name="P15">0</text:p>
          </table:table-cell>
        </table:table-row>
        <table:table-row>
          <table:table-cell table:style-name="Table5.A2" office:value-type="date" office:date-value="2015-03-10">
            <text:p text:style-name="P18">10-Mar</text:p>
          </table:table-cell>
          <table:table-cell table:style-name="Table5.B2" office:value-type="time" office:time-value="PT10H30M00S">
            <text:p text:style-name="P18">10:30</text:p>
          </table:table-cell>
          <table:table-cell table:style-name="Table5.B2" office:value-type="time" office:time-value="PT10H54M59S">
            <text:p text:style-name="P18">10:54</text:p>
          </table:table-cell>
          <table:table-cell table:style-name="Table5.A1" office:value-type="string">
            <text:p text:style-name="P19">Meeting</text:p>
          </table:table-cell>
          <table:table-cell table:style-name="Table5.B2" office:value-type="time" office:time-value="PT00H24M00S">
            <text:p text:style-name="P43">0:24</text:p>
          </table:table-cell>
          <table:table-cell table:style-name="Table5.F2" office:value-type="float" office:value="1">
            <text:p text:style-name="P15">1</text:p>
          </table:table-cell>
        </table:table-row>
        <table:table-row>
          <table:table-cell table:style-name="Table5.A2" office:value-type="date" office:date-value="2015-03-10">
            <text:p text:style-name="P18">10-Mar</text:p>
          </table:table-cell>
          <table:table-cell table:style-name="Table5.B2" office:value-type="time" office:time-value="PT12H00M00S">
            <text:p text:style-name="P18">12:00</text:p>
          </table:table-cell>
          <table:table-cell table:style-name="Table5.B2" office:value-type="time" office:time-value="PT14H15M00S">
            <text:p text:style-name="P18">14:15</text:p>
          </table:table-cell>
          <table:table-cell table:style-name="Table5.A1" office:value-type="string">
            <text:p text:style-name="P19">Software Specification</text:p>
          </table:table-cell>
          <table:table-cell table:style-name="Table5.B2" office:value-type="time" office:time-value="PT02H15M00S">
            <text:p text:style-name="P43">2:15</text:p>
          </table:table-cell>
          <table:table-cell table:style-name="Table5.F2" office:value-type="float" office:value="1">
            <text:p text:style-name="P15">1</text:p>
          </table:table-cell>
        </table:table-row>
        <table:table-row>
          <table:table-cell table:style-name="Table5.A2" office:value-type="date" office:date-value="2015-03-10">
            <text:p text:style-name="P18">10-Mar</text:p>
          </table:table-cell>
          <table:table-cell table:style-name="Table5.B2" office:value-type="time" office:time-value="PT15H19M59S">
            <text:p text:style-name="P18">15:19</text:p>
          </table:table-cell>
          <table:table-cell table:style-name="Table5.B2" office:value-type="time" office:time-value="PT16H00M00S">
            <text:p text:style-name="P18">16:00</text:p>
          </table:table-cell>
          <table:table-cell table:style-name="Table5.A1" office:value-type="string">
            <text:p text:style-name="P19">Software Specification</text:p>
          </table:table-cell>
          <table:table-cell table:style-name="Table5.B2" office:value-type="time" office:time-value="PT01H40M00S">
            <text:p text:style-name="P43">1:40</text:p>
          </table:table-cell>
          <table:table-cell table:style-name="Table5.F2" office:value-type="float" office:value="1">
            <text:p text:style-name="P15">1</text:p>
          </table:table-cell>
        </table:table-row>
        <table:table-row>
          <table:table-cell table:style-name="Table5.A13" office:value-type="date" office:date-value="2015-03-13">
            <text:p text:style-name="P18">3/13/2015</text:p>
          </table:table-cell>
          <table:table-cell table:style-name="Table5.B2" office:value-type="time" office:time-value="PT10H30M00S">
            <text:p text:style-name="P18">10:30</text:p>
          </table:table-cell>
          <table:table-cell table:style-name="Table5.B2" office:value-type="time" office:time-value="PT11H30M00S">
            <text:p text:style-name="P18">11:30</text:p>
          </table:table-cell>
          <table:table-cell table:style-name="Table5.A1" office:value-type="string">
            <text:p text:style-name="P19">Meeting</text:p>
          </table:table-cell>
          <table:table-cell table:style-name="Table5.B2" office:value-type="time" office:time-value="PT01H00M00S">
            <text:p text:style-name="P43">1:00</text:p>
          </table:table-cell>
          <table:table-cell table:style-name="Table5.F2" office:value-type="float" office:value="0">
            <text:p text:style-name="P15">0</text:p>
          </table:table-cell>
        </table:table-row>
        <table:table-row>
          <table:table-cell table:style-name="Table5.A13" office:value-type="date" office:date-value="2015-03-13">
            <text:p text:style-name="P18">3/13/2015</text:p>
          </table:table-cell>
          <table:table-cell table:style-name="Table5.B2" office:value-type="time" office:time-value="PT11H30M00S">
            <text:p text:style-name="P18">11:30</text:p>
          </table:table-cell>
          <table:table-cell table:style-name="Table5.B2" office:value-type="time" office:time-value="PT15H00M00S">
            <text:p text:style-name="P18">15:00</text:p>
          </table:table-cell>
          <table:table-cell table:style-name="Table5.A1" office:value-type="string">
            <text:p text:style-name="P19">Software Specification</text:p>
          </table:table-cell>
          <table:table-cell table:style-name="Table5.B2" office:value-type="time" office:time-value="PT02H30M00S">
            <text:p text:style-name="P15">2:<text:span text:style-name="T10">30</text:span></text:p>
          </table:table-cell>
          <table:table-cell table:style-name="Table5.F2" office:value-type="float" office:value="0">
            <text:p text:style-name="P15">0</text:p>
          </table:table-cell>
        </table:table-row>
        <table:table-row>
          <table:table-cell table:style-name="Table5.A13" office:value-type="date" office:date-value="2015-03-17">
            <text:p text:style-name="P18">3/17/2015</text:p>
          </table:table-cell>
          <table:table-cell table:style-name="Table5.B2" office:value-type="time" office:time-value="PT10H30M00S">
            <text:p text:style-name="P18">10:30</text:p>
          </table:table-cell>
          <table:table-cell table:style-name="Table5.B2" office:value-type="time" office:time-value="PT11H10M00S">
            <text:p text:style-name="P18">11:10</text:p>
          </table:table-cell>
          <table:table-cell table:style-name="Table5.A1" office:value-type="string">
            <text:p text:style-name="P19">Meeting</text:p>
          </table:table-cell>
          <table:table-cell table:style-name="Table5.B2" office:value-type="time" office:time-value="PT00H40M01S">
            <text:p text:style-name="P15">0:40</text:p>
          </table:table-cell>
          <table:table-cell table:style-name="Table5.F2" office:value-type="float" office:value="0">
            <text:p text:style-name="P15">0</text:p>
          </table:table-cell>
        </table:table-row>
        <table:table-row>
          <table:table-cell table:style-name="Table5.A2" office:value-type="date" office:date-value="2015-03-17">
            <text:p text:style-name="P18">17-Mar</text:p>
          </table:table-cell>
          <table:table-cell table:style-name="Table5.B2" office:value-type="time" office:time-value="PT11H10M00S">
            <text:p text:style-name="P18">11:10</text:p>
          </table:table-cell>
          <table:table-cell table:style-name="Table5.B2" office:value-type="time" office:time-value="PT15H09M59S">
            <text:p text:style-name="P18">15:09</text:p>
          </table:table-cell>
          <table:table-cell table:style-name="Table5.A1" office:value-type="string">
            <text:p text:style-name="P19">Software Design</text:p>
          </table:table-cell>
          <table:table-cell table:style-name="Table5.B2" office:value-type="time" office:time-value="PT03H00M00S">
            <text:p text:style-name="P44">3:00</text:p>
          </table:table-cell>
          <table:table-cell table:style-name="Table5.F2" office:value-type="float" office:value="1">
            <text:p text:style-name="P15">1</text:p>
          </table:table-cell>
        </table:table-row>
        <table:table-row>
          <table:table-cell table:style-name="Table5.A2" office:value-type="date" office:date-value="2015-03-17">
            <text:p text:style-name="P15">17-Mar</text:p>
          </table:table-cell>
          <table:table-cell table:style-name="Table5.B2" office:value-type="time" office:time-value="PT15H30M00S">
            <text:p text:style-name="P15">15:30</text:p>
          </table:table-cell>
          <table:table-cell table:style-name="Table5.B2" office:value-type="time" office:time-value="PT16H00M00S">
            <text:p text:style-name="P15">16:00</text:p>
          </table:table-cell>
          <table:table-cell table:style-name="Table5.A1" office:value-type="string">
            <text:p text:style-name="P14">Software Design</text:p>
          </table:table-cell>
          <table:table-cell table:style-name="Table5.B2" office:value-type="time" office:time-value="PT00H30M00S">
            <text:p text:style-name="P15">0:30</text:p>
          </table:table-cell>
          <table:table-cell table:style-name="Table5.F2" office:value-type="float" office:value="1">
            <text:p text:style-name="P15">1</text:p>
          </table:table-cell>
        </table:table-row>
      </table:table>
      <text:p text:style-name="P9"/>
      <text:h text:style-name="P29" text:outline-level="1"><text:bookmark-start text:name="__RefHeading__6436_762430891"/>Wigger Boelens<text:bookmark-end text:name="__RefHeading__6436_762430891"/></text:h>
      <text:p text:style-name="P23">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5:52:01.216587315</dc:date>
    <meta:editing-duration>PT2H40M19S</meta:editing-duration>
    <meta:editing-cycles>42</meta:editing-cycles>
    <meta:generator>LibreOffice/4.3.3.2$Linux_X86_64 LibreOffice_project/430m0$Build-2</meta:generator>
    <meta:document-statistic meta:table-count="6" meta:image-count="0" meta:object-count="0" meta:page-count="11" meta:paragraph-count="1168" meta:word-count="1663" meta:character-count="9240" meta:non-whitespace-character-count="8745"/>
  </office:meta>
</office:document-meta>
</file>